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4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5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9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0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3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5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7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0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1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4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6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8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4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0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1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2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4" style:family="paragraph">
      <loext:graphic-properties draw:fill-color="#ffffff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59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60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61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2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6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5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6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7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8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1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7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74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6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7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8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80" style:family="paragraph">
      <loext:graphic-properties draw:fill-color="#ffffff"/>
      <style:text-properties style:font-size-asian="12pt"/>
    </style:style>
    <style:style style:name="P81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2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3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8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85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86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87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8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9" style:family="paragraph">
      <style:paragraph-properties fo:margin-left="0cm" fo:margin-right="0cm" fo:text-indent="0cm"/>
    </style:style>
    <style:style style:name="P90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9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9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93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3pt" style:font-size-asian="13pt" style:font-size-complex="13pt"/>
    </style:style>
    <style:style style:name="T20" style:family="text">
      <style:text-properties style:font-name="PT Sans Narrow" fo:font-size="13pt" style:font-size-asian="13pt" style:font-size-complex="13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style:font-name="PT Sans Narrow" fo:font-size="14pt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5" style:family="text">
      <style:text-properties style:use-window-font-color="true" loext:opacity="0%" style:font-name="PT Sans Narrow" fo:font-size="15pt" style:font-size-asian="15pt" style:font-size-complex="15pt"/>
    </style:style>
    <style:style style:name="T26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7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8" style:family="text">
      <style:text-properties style:font-name="PT Sans Narrow" fo:font-size="14pt" style:font-name-asian="PT Sans Narrow" style:font-size-asian="14pt" style:font-size-complex="14pt"/>
    </style:style>
    <style:style style:name="T29" style:family="text">
      <style:text-properties fo:color="#666666" loext:opacity="100%" style:font-name="PT Sans Narrow" fo:font-size="10pt" style:font-size-asian="10pt" style:font-size-complex="10pt"/>
    </style:style>
    <style:style style:name="T30" style:family="text">
      <style:text-properties style:font-name="PT Sans Narrow" fo:font-size="10pt" style:font-name-asian="PT Sans Narrow" style:font-size-asian="10pt" style:font-size-complex="10pt"/>
    </style:style>
    <style:style style:name="T31" style:family="text">
      <style:text-properties style:font-name="PT Sans Narrow" fo:font-size="10pt" style:font-size-asian="10pt" style:font-size-complex="10pt"/>
    </style:style>
    <style:style style:name="T32" style:family="text">
      <style:text-properties style:font-name="PT Sans Narrow" fo:font-size="13pt" style:font-name-asian="PT Sans Narrow" style:font-size-asian="13pt" style:font-size-complex="13pt"/>
    </style:style>
    <style:style style:name="T33" style:family="text">
      <style:text-properties style:font-name="PT Sans Narrow" fo:font-size="12pt" style:font-name-asian="PT Sans Narrow" style:font-size-asian="12pt" style:font-size-complex="12pt"/>
    </style:style>
    <style:style style:name="T34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5" style:family="text">
      <style:text-properties fo:color="#666666" loext:opacity="100%" style:font-name="PT Sans Narrow" fo:font-size="11pt" style:font-size-asian="11pt" style:font-size-complex="11pt"/>
    </style:style>
    <style:style style:name="T36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37" style:family="text">
      <style:text-properties style:use-window-font-color="true" loext:opacity="0%" style:font-name="PT Sans Narrow" fo:font-size="11pt" style:font-size-asian="11pt" style:font-size-complex="11pt"/>
    </style:style>
    <style:style style:name="T38" style:family="text">
      <style:text-properties fo:color="#666666" loext:opacity="100%" style:font-name="PT Sans Narrow" fo:font-size="9pt" style:font-size-asian="9pt" style:font-size-complex="9pt"/>
    </style:style>
    <style:style style:name="T39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0" style:family="text">
      <style:text-properties style:use-window-font-color="true" loext:opacity="0%" style:font-name="PT Sans Narrow" fo:font-size="9pt" style:font-size-asian="9pt" style:font-size-complex="9pt"/>
    </style:style>
    <style:style style:name="T41" style:family="text">
      <style:text-properties fo:color="#000000" loext:opacity="100%" style:font-name="PT Sans Narrow" fo:font-size="14pt" style:font-size-asian="14pt" style:font-size-complex="14pt"/>
    </style:style>
    <style:style style:name="T42" style:family="text">
      <style:text-properties fo:color="#000000" loext:opacity="100%" style:font-name="PT Sans Narrow" fo:font-size="15pt" style:font-size-asian="15pt" style:font-size-complex="15pt"/>
    </style:style>
    <style:style style:name="T43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4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5" style:family="text">
      <style:text-properties fo:color="#666666" loext:opacity="100%" style:font-name="PT Sans Narrow" fo:font-size="12pt" style:font-size-asian="12pt" style:font-size-complex="12pt"/>
    </style:style>
    <style:style style:name="T46" style:family="text">
      <style:text-properties style:font-name="PT Sans Narrow" fo:font-size="12pt" style:font-size-asian="12pt" style:font-size-complex="12pt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0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3" fo:color="#000000" fo:font-size="100%"/>
      </text:list-level-style-bullet>
      <text:list-level-style-bullet text:level="2" text:bullet-char="–">
        <style:list-level-properties text:space-before="1.309cm"/>
        <style:text-properties style:font-name="Arial3" fo:color="#000000" fo:font-size="100%"/>
      </text:list-level-style-bullet>
      <text:list-level-style-bullet text:level="3" text:bullet-char="•">
        <style:list-level-properties text:space-before="2.632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</text:span><text:span text:style-name="T3">Table in Various </text:span><text:span text:style-name="T3">Programming </text:span><text:span text:style-name="T3">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phix</text:span></text:p>
          <text:p text:style-name="P22"><text:span text:style-name="T14">-- ./mt9x9.ex || phix mt9x9.ex</text:span></text:p>
          <text:p text:style-name="P17"><text:span text:style-name="T18"/></text:p>
          <text:p text:style-name="P22"><text:span text:style-name="T15">for i = 1 to 9 by 3 do</text:span></text:p>
          <text:p text:style-name="P22"><text:span text:style-name="T15"><text:s text:c="4"/></text:span><text:span text:style-name="T15">for j = 1 to 9 do</text:span></text:p>
          <text:p text:style-name="P22"><text:span text:style-name="T15"><text:s text:c="8"/></text:span><text:span text:style-name="T15">for k = i to i+2 do</text:span></text:p>
          <text:p text:style-name="P22"><text:span text:style-name="T15"><text:s text:c="12"/></text:span><text:span text:style-name="T15">printf(1, "%dx%d=%2d\t", {k,j,k*j})</text:span></text:p>
          <text:p text:style-name="P22"><text:span text:style-name="T15"><text:s text:c="8"/></text:span><text:span text:style-name="T15">end for</text:span></text:p>
          <text:p text:style-name="P22"><text:span text:style-name="T15"><text:s text:c="8"/></text:span><text:span text:style-name="T15">puts(1, "\n")</text:span></text:p>
          <text:p text:style-name="P22"><text:span text:style-name="T15"><text:s text:c="4"/></text:span><text:span text:style-name="T15">end for</text:span></text:p>
          <text:p text:style-name="P22"><text:span text:style-name="T15"><text:s text:c="4"/></text:span><text:span text:style-name="T15">puts(1, "\n")</text:span></text:p>
          <text:p text:style-name="P22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6.1cm" svg:height="1.759cm" svg:x="15.9cm" svg:y="4.8cm">
          <draw:text-box>
            <text:p text:style-name="P23"><text:span text:style-name="T17">Euphoria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22"><text:span text:style-name="T14">#!/usr/bin/bs</text:span></text:p>
          <text:p text:style-name="P22"><text:span text:style-name="T14"># ./mt9x9.bs || bs mt9x9.bs</text:span></text:p>
          <text:p text:style-name="P17"><text:span text:style-name="T16"/></text:p>
          <text:p text:style-name="P22"><text:span text:style-name="T15">for i = 1, i &lt;= 9, i = i+3</text:span></text:p>
          <text:p text:style-name="P22"><text:span text:style-name="T15"><text:s text:c="4"/></text:span><text:span text:style-name="T15">for j = 1, j &lt;= 9, ++j</text:span></text:p>
          <text:p text:style-name="P22"><text:span text:style-name="T15"><text:s text:c="8"/></text:span><text:span text:style-name="T15">s = ""</text:span></text:p>
          <text:p text:style-name="P22"><text:span text:style-name="T15"><text:s text:c="8"/></text:span><text:span text:style-name="T15">for k = i, k &lt;= i+2, ++k</text:span></text:p>
          <text:p text:style-name="P22"><text:span text:style-name="T15"><text:s text:c="12"/></text:span><text:span text:style-name="T15">s = s_k_"x"_j_"="_("", " ")[k*j &lt; 10]_k*j_"\t"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put = s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put = ""</text:span></text:p>
          <text:p text:style-name="P22"><text:span text:style-name="T15">next</text:span></text:p>
          <text:p text:style-name="P22"><text:span text:style-name="T15">run</text:span></text:p>
          <text:p text:style-name="P22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2.2cm" svg:height="1.759cm" svg:x="5.9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6" draw:layer="layout" svg:width="11.2cm" svg:height="11.4cm" svg:x="1.2cm" svg:y="6.8cm">
          <text:p text:style-name="P25"><text:span text:style-name="T19">dnl m4 mt9x9.m4</text:span></text:p>
          <text:p text:style-name="P25"><text:span text:style-name="T19">dnl</text:span></text:p>
          <text:p text:style-name="P25"><text:span text:style-name="T20">define(`item', `$2x$1=ifelse(eval($2*$1&lt;10), 1, ` ')eval($2*$1)⇥')dnl</text:span></text:p>
          <text:p text:style-name="P25"><text:span text:style-name="T20">define(`line', `ifelse(eval($3&lt;=eval($1+2)), 1, item($2, $3)dnl</text:span></text:p>
          <text:p text:style-name="P25"><text:span text:style-name="T20">`line($1, $2, incr($3))')')dnl</text:span></text:p>
          <text:p text:style-name="P25"><text:span text:style-name="T20">define(`block', `ifelse(eval($2&lt;=9), 1, line($1, $2, $1)</text:span></text:p>
          <text:p text:style-name="P25"><text:span text:style-name="T20">`block($1, incr($2))')')dnl</text:span></text:p>
          <text:p text:style-name="P25"><text:span text:style-name="T20">define(`main', `ifelse(eval($1&lt;=9), 1, block($1, 1)</text:span></text:p>
          <text:p text:style-name="P25"><text:span text:style-name="T20">`main(eval($1+3))')')dnl</text:span></text:p>
          <text:p text:style-name="P25"><text:span text:style-name="T20">main(1)dnl</text:span></text:p>
          <text:p text:style-name="P25"><text:span text:style-name="T20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-- sacomp mt9x9.sa -o mt9x9 &amp;&amp; ./mt9x9</text:span></text:p>
          <text:p text:style-name="P27"><text:span text:style-name="T22"/></text:p>
          <text:p text:style-name="P27"><text:span text:style-name="T22">class MAIN is</text:span></text:p>
          <text:p text:style-name="P27"><text:span text:style-name="T22"><text:s text:c="4"/></text:span><text:span text:style-name="T22">main is</text:span></text:p>
          <text:p text:style-name="P27"><text:span text:style-name="T22"><text:s text:c="8"/></text:span><text:span text:style-name="T22">loop i ::= 1.stepto!(9, 3);</text:span></text:p>
          <text:p text:style-name="P27"><text:span text:style-name="T22"><text:s text:c="12"/></text:span><text:span text:style-name="T22">loop j ::= 1.upto!(9);</text:span></text:p>
          <text:p text:style-name="P27"><text:span text:style-name="T22"><text:s text:c="16"/></text:span><text:span text:style-name="T22">k:ARRAY{INT} := |i, i+1, i+2|;</text:span></text:p>
          <text:p text:style-name="P27"><text:span text:style-name="T22"><text:s text:c="16"/></text:span><text:span text:style-name="T22">loop</text:span></text:p>
          <text:p text:style-name="P27"><text:span text:style-name="T22"><text:s text:c="20"/></text:span><text:span text:style-name="T22">#OUT+ k.elt!+"x"+j+"="+#FMT("%2d", k.elt!*j)+"\t"</text:span></text:p>
          <text:p text:style-name="P27"><text:span text:style-name="T22"><text:s text:c="16"/></text:span><text:span text:style-name="T22">end;</text:span></text:p>
          <text:p text:style-name="P27"><text:span text:style-name="T22"><text:s text:c="16"/></text:span><text:span text:style-name="T22">#OUT+ "\n";</text:span></text:p>
          <text:p text:style-name="P27"><text:span text:style-name="T22"><text:s text:c="12"/></text:span><text:span text:style-name="T22">end;</text:span></text:p>
          <text:p text:style-name="P27"><text:span text:style-name="T22"><text:s text:c="12"/></text:span><text:span text:style-name="T22">#OUT+ "\n";</text:span></text:p>
          <text:p text:style-name="P27"><text:span text:style-name="T22"><text:s text:c="8"/></text:span><text:span text:style-name="T22">end</text:span></text:p>
          <text:p text:style-name="P27"><text:span text:style-name="T22"><text:s text:c="4"/></text:span><text:span text:style-name="T22">end</text:span></text:p>
          <text:p text:style-name="P27"><text:span text:style-name="T2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3">module: mt9x9</text:span></text:p>
          <text:p text:style-name="P27"><text:span text:style-name="T21"/></text:p>
          <text:p text:style-name="P27"><text:span text:style-name="T21">// make-dylan-app mt9x9; mv mt9x9.dylan mt9x9; cd mt9x9;</text:span></text:p>
          <text:p text:style-name="P27"><text:span text:style-name="T21">// dylan-compiler -build mt9x9.lid &amp;&amp; _build/bin/mt9x9</text:span></text:p>
          <text:p text:style-name="P27"><text:span text:style-name="T22">for (i from 1 below 10 by 3)</text:span></text:p>
          <text:p text:style-name="P27"><text:span text:style-name="T22"><text:s text:c="4"/></text:span><text:span text:style-name="T22">for (j from 1 to 9)</text:span></text:p>
          <text:p text:style-name="P27"><text:span text:style-name="T22"><text:s text:c="8"/></text:span><text:span text:style-name="T22">for (k from i to i + 2)</text:span></text:p>
          <text:p text:style-name="P27"><text:span text:style-name="T22"><text:s text:c="12"/></text:span><text:span text:style-name="T22">format-out("%dx%d=%2d\t", k, j, k * j);</text:span></text:p>
          <text:p text:style-name="P27"><text:span text:style-name="T22"><text:s text:c="8"/></text:span><text:span text:style-name="T22">end;</text:span></text:p>
          <text:p text:style-name="P27"><text:span text:style-name="T22"><text:s text:c="8"/></text:span><text:span text:style-name="T22">format-out("\n");</text:span></text:p>
          <text:p text:style-name="P27"><text:span text:style-name="T22"><text:s text:c="4"/></text:span><text:span text:style-name="T22">end;</text:span></text:p>
          <text:p text:style-name="P27"><text:span text:style-name="T22"><text:s text:c="4"/></text:span><text:span text:style-name="T22">format-out("\n");</text:span></text:p>
          <text:p text:style-name="P27"><text:span text:style-name="T22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14">#!/usr/bin/kite</text:span></text:p>
          <text:p text:style-name="P29"><text:span text:style-name="T14"># ./mt9x9.kite || kite mt9x9.kite</text:span></text:p>
          <text:p text:style-name="P29"><text:span text:style-name="T18"/></text:p>
          <text:p text:style-name="P29"><text:span text:style-name="T15">i = 1;</text:span></text:p>
          <text:p text:style-name="P29"><text:span text:style-name="T15">while(i &lt;= 9) [</text:span></text:p>
          <text:p text:style-name="P29"><text:span text:style-name="T15"><text:s text:c="4"/></text:span><text:span text:style-name="T15">j = 1;</text:span></text:p>
          <text:p text:style-name="P29"><text:span text:style-name="T15"><text:s text:c="4"/></text:span><text:span text:style-name="T15">while(j &lt;= 9) [</text:span></text:p>
          <text:p text:style-name="P29"><text:span text:style-name="T15"><text:s text:c="8"/></text:span><text:span text:style-name="T15">k = i;</text:span></text:p>
          <text:p text:style-name="P29"><text:span text:style-name="T15"><text:s text:c="8"/></text:span><text:span text:style-name="T15">s = "";</text:span></text:p>
          <text:p text:style-name="P29"><text:span text:style-name="T15"><text:s text:c="8"/></text:span><text:span text:style-name="T15">until(k &gt; 2+i) [</text:span></text:p>
          <text:p text:style-name="P29"><text:span text:style-name="T15"><text:s text:c="12"/></text:span><text:span text:style-name="T15">s = s + ("%dx%d=%2d\t" | format([k, j, k*j]));</text:span></text:p>
          <text:p text:style-name="P29"><text:span text:style-name="T15"><text:s text:c="12"/></text:span><text:span text:style-name="T15">k = k + 1;</text:span></text:p>
          <text:p text:style-name="P29"><text:span text:style-name="T15"><text:s text:c="8"/></text:span><text:span text:style-name="T15">];</text:span></text:p>
          <text:p text:style-name="P29"><text:span text:style-name="T15"><text:s text:c="8"/></text:span><text:span text:style-name="T15">s | print;</text:span></text:p>
          <text:p text:style-name="P29"><text:span text:style-name="T15"><text:s text:c="8"/></text:span><text:span text:style-name="T15">j = j + 1;</text:span></text:p>
          <text:p text:style-name="P29"><text:span text:style-name="T15"><text:s text:c="4"/></text:span><text:span text:style-name="T15">];</text:span></text:p>
          <text:p text:style-name="P29"><text:span text:style-name="T15"><text:s text:c="4"/></text:span><text:span text:style-name="T15">"" | print;</text:span></text:p>
          <text:p text:style-name="P29"><text:span text:style-name="T15"><text:s text:c="4"/></text:span><text:span text:style-name="T15">i = i + 3;</text:span></text:p>
          <text:p text:style-name="P29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14">% cim mt9x9.sim &amp;&amp; ./mt9x9</text:span></text:p>
          <text:p text:style-name="P29"><text:span text:style-name="T18"/></text:p>
          <text:p text:style-name="P29"><text:span text:style-name="T15">Begin</text:span></text:p>
          <text:p text:style-name="P29"><text:span text:style-name="T15"><text:s text:c="4"/></text:span><text:span text:style-name="T15">Integer i, j, k;</text:span></text:p>
          <text:p text:style-name="P29"><text:span text:style-name="T15"><text:s text:c="4"/></text:span><text:span text:style-name="T15">For i := 1 Step 3 Until 9 Do Begin</text:span></text:p>
          <text:p text:style-name="P29"><text:span text:style-name="T15"><text:s text:c="8"/></text:span><text:span text:style-name="T15">For j := 1 Step 1 Until 9 Do Begin</text:span></text:p>
          <text:p text:style-name="P29"><text:span text:style-name="T15"><text:s text:c="12"/></text:span><text:span text:style-name="T15">For k := i Step 1 Until i+2 Do Begin</text:span></text:p>
          <text:p text:style-name="P29"><text:span text:style-name="T15"><text:s text:c="16"/></text:span><text:span text:style-name="T15">OutInt(k, 0);</text:span></text:p>
          <text:p text:style-name="P29"><text:span text:style-name="T15"><text:s text:c="16"/></text:span><text:span text:style-name="T15">OutText("x");</text:span></text:p>
          <text:p text:style-name="P29"><text:span text:style-name="T15"><text:s text:c="16"/></text:span><text:span text:style-name="T15">OutInt(j, 0);</text:span></text:p>
          <text:p text:style-name="P29"><text:span text:style-name="T15"><text:s text:c="16"/></text:span><text:span text:style-name="T15">OutText("=");</text:span></text:p>
          <text:p text:style-name="P29"><text:span text:style-name="T15"><text:s text:c="16"/></text:span><text:span text:style-name="T15">OutInt(k*j, 2);</text:span></text:p>
          <text:p text:style-name="P29"><text:span text:style-name="T15"><text:s text:c="16"/></text:span><text:span text:style-name="T15">OutText("!9!")</text:span></text:p>
          <text:p text:style-name="P29"><text:span text:style-name="T15"><text:s text:c="12"/></text:span><text:span text:style-name="T15">End;</text:span></text:p>
          <text:p text:style-name="P29"><text:span text:style-name="T15"><text:s text:c="12"/></text:span><text:span text:style-name="T15">OutImage</text:span></text:p>
          <text:p text:style-name="P29"><text:span text:style-name="T15"><text:s text:c="8"/></text:span><text:span text:style-name="T15">End;</text:span></text:p>
          <text:p text:style-name="P29"><text:span text:style-name="T15"><text:s text:c="8"/></text:span><text:span text:style-name="T15">OutImage</text:span></text:p>
          <text:p text:style-name="P29"><text:span text:style-name="T15"><text:s text:c="4"/></text:span><text:span text:style-name="T15">End</text:span></text:p>
          <text:p text:style-name="P29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(* obnc mt9x9.obn &amp;&amp; ./mt9x9 *)</text:span></text:p>
          <text:p text:style-name="P31"><text:span text:style-name="T24"/></text:p>
          <text:p text:style-name="P31"><text:span text:style-name="T25">MODULE mt9x9;</text:span></text:p>
          <text:p text:style-name="P31"><text:span text:style-name="T25"><text:s text:c="4"/></text:span><text:span text:style-name="T25">IMPORT Out;</text:span></text:p>
          <text:p text:style-name="P31"><text:span text:style-name="T25"><text:s text:c="4"/></text:span><text:span text:style-name="T25">VAR i, j, k : INTEGER;</text:span></text:p>
          <text:p text:style-name="P31"><text:span text:style-name="T25">BEGIN</text:span></text:p>
          <text:p text:style-name="P31"><text:span text:style-name="T25"><text:s text:c="4"/></text:span><text:span text:style-name="T25">FOR i := 1 TO 9 BY 3 DO</text:span></text:p>
          <text:p text:style-name="P31"><text:span text:style-name="T25"><text:s text:c="8"/></text:span><text:span text:style-name="T25">FOR j := 1 TO 9 DO</text:span></text:p>
          <text:p text:style-name="P31"><text:span text:style-name="T25"><text:s text:c="12"/></text:span><text:span text:style-name="T25">FOR k := i TO i+2 DO</text:span></text:p>
          <text:p text:style-name="P31"><text:span text:style-name="T25"><text:s text:c="15"/></text:span><text:span text:style-name="T25">Out.Int(k,1);</text:span></text:p>
          <text:p text:style-name="P31"><text:span text:style-name="T25"><text:s text:c="15"/></text:span><text:span text:style-name="T25">Out.String("x");</text:span></text:p>
          <text:p text:style-name="P31"><text:span text:style-name="T25"><text:s text:c="15"/></text:span><text:span text:style-name="T25">Out.Int(j,1);</text:span></text:p>
          <text:p text:style-name="P31"><text:span text:style-name="T25"><text:s text:c="15"/></text:span><text:span text:style-name="T25">Out.String("=");</text:span></text:p>
          <text:p text:style-name="P31"><text:span text:style-name="T25"><text:s text:c="15"/></text:span><text:span text:style-name="T25">Out.Int(k*j,2);</text:span></text:p>
          <text:p text:style-name="P31"><text:span text:style-name="T25"><text:s text:c="15"/></text:span><text:span text:style-name="T25">Out.Char(09X)</text:span></text:p>
          <text:p text:style-name="P31"><text:span text:style-name="T25"><text:s text:c="12"/></text:span><text:span text:style-name="T25">END;</text:span></text:p>
          <text:p text:style-name="P31"><text:span text:style-name="T25"><text:s text:c="12"/></text:span><text:span text:style-name="T25">Out.Char(0AX)</text:span></text:p>
          <text:p text:style-name="P31"><text:span text:style-name="T25"><text:s text:c="8"/></text:span><text:span text:style-name="T25">END;</text:span></text:p>
          <text:p text:style-name="P31"><text:span text:style-name="T25"><text:s text:c="8"/></text:span><text:span text:style-name="T25">Out.Ln</text:span></text:p>
          <text:p text:style-name="P31"><text:span text:style-name="T25"><text:s text:c="4"/></text:span><text:span text:style-name="T25">END</text:span></text:p>
          <text:p text:style-name="P31"><text:span text:style-name="T25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(* m2c -all mt9x9.mod -o mt9x9 &amp;&amp; ./mt9x9 *)</text:span></text:p>
          <text:p text:style-name="P33"><text:span text:style-name="T24"/></text:p>
          <text:p text:style-name="P33"><text:span text:style-name="T25">MODULE mt9x9;</text:span></text:p>
          <text:p text:style-name="P33"><text:span text:style-name="T25">IMPORT InOut;</text:span></text:p>
          <text:p text:style-name="P33"><text:span text:style-name="T25">VAR</text:span></text:p>
          <text:p text:style-name="P33"><text:span text:style-name="T25"><text:s text:c="2"/></text:span><text:span text:style-name="T25">i, j, k: CARDINAL;</text:span></text:p>
          <text:p text:style-name="P33"><text:span text:style-name="T25">BEGIN</text:span></text:p>
          <text:p text:style-name="P33"><text:span text:style-name="T25"><text:s text:c="4"/></text:span><text:span text:style-name="T25">FOR i:=1 TO 9 BY 3 DO</text:span></text:p>
          <text:p text:style-name="P33"><text:span text:style-name="T25"><text:s text:c="8"/></text:span><text:span text:style-name="T25">FOR j:=1 TO 9 DO</text:span></text:p>
          <text:p text:style-name="P33"><text:span text:style-name="T25"><text:s text:c="12"/></text:span><text:span text:style-name="T25">FOR k:=i TO i+2 DO</text:span></text:p>
          <text:p text:style-name="P33"><text:span text:style-name="T25"><text:s text:c="16"/></text:span><text:span text:style-name="T25">InOut.WriteInt(k, 1);</text:span></text:p>
          <text:p text:style-name="P33"><text:span text:style-name="T25"><text:s text:c="16"/></text:span><text:span text:style-name="T25">InOut.Write('x');</text:span></text:p>
          <text:p text:style-name="P33"><text:span text:style-name="T25"><text:s text:c="16"/></text:span><text:span text:style-name="T25">InOut.WriteInt(j, 1);</text:span></text:p>
          <text:p text:style-name="P33"><text:span text:style-name="T25"><text:s text:c="16"/></text:span><text:span text:style-name="T25">InOut.Write('=');</text:span></text:p>
          <text:p text:style-name="P33"><text:span text:style-name="T25"><text:s text:c="16"/></text:span><text:span text:style-name="T25">InOut.WriteInt(k*j, 2);</text:span></text:p>
          <text:p text:style-name="P33"><text:span text:style-name="T25"><text:s text:c="16"/></text:span><text:span text:style-name="T25">InOut.Write(11C);</text:span></text:p>
          <text:p text:style-name="P33"><text:span text:style-name="T25"><text:s text:c="12"/></text:span><text:span text:style-name="T25">END;</text:span></text:p>
          <text:p text:style-name="P33"><text:span text:style-name="T25"><text:s text:c="12"/></text:span><text:span text:style-name="T25">InOut.Write(12C);</text:span></text:p>
          <text:p text:style-name="P33"><text:span text:style-name="T25"><text:s text:c="8"/></text:span><text:span text:style-name="T25">END;</text:span></text:p>
          <text:p text:style-name="P33"><text:span text:style-name="T25"><text:s text:c="8"/></text:span><text:span text:style-name="T25">InOut.WriteLn;</text:span></text:p>
          <text:p text:style-name="P33"><text:span text:style-name="T25"><text:s text:c="4"/></text:span><text:span text:style-name="T25">END;</text:span></text:p>
          <text:p text:style-name="P33"><text:span text:style-name="T25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-- gnat make mt9x9.adb &amp;&amp; ./mt9x9</text:span></text:p>
          <text:p text:style-name="P35"><text:span text:style-name="T18"/></text:p>
          <text:p text:style-name="P35"><text:span text:style-name="T15">with Ada.Text_IO; use Ada.Text_IO;</text:span></text:p>
          <text:p text:style-name="P35"><text:span text:style-name="T15">procedure mt9x9 is</text:span></text:p>
          <text:p text:style-name="P35"><text:span text:style-name="T15"><text:s text:c="4"/></text:span><text:span text:style-name="T15">package IO is new Integer_IO (Integer); use IO;</text:span></text:p>
          <text:p text:style-name="P35"><text:span text:style-name="T15"><text:s text:c="4"/></text:span><text:span text:style-name="T15">V : array (1..3) of Integer := (1, 4, 7);</text:span></text:p>
          <text:p text:style-name="P35"><text:span text:style-name="T15">begin</text:span></text:p>
          <text:p text:style-name="P35"><text:span text:style-name="T15"><text:s text:c="4"/></text:span><text:span text:style-name="T15">for i of V loop</text:span></text:p>
          <text:p text:style-name="P35"><text:span text:style-name="T15"><text:s text:c="8"/></text:span><text:span text:style-name="T15">for j in 1..9 loop</text:span></text:p>
          <text:p text:style-name="P35"><text:span text:style-name="T15"><text:s text:c="12"/></text:span><text:span text:style-name="T15">for k in i..i+2 loop</text:span></text:p>
          <text:p text:style-name="P35"><text:span text:style-name="T15"><text:s text:c="16"/></text:span><text:span text:style-name="T15">Put (k, Width =&gt; 1); Put ("x"); Put (j, Width =&gt; 1);</text:span></text:p>
          <text:p text:style-name="P35"><text:span text:style-name="T15"><text:s text:c="16"/></text:span><text:span text:style-name="T15">Put ("="); Put (k*j, Width =&gt; 2); Put (ASCII.HT);</text:span></text:p>
          <text:p text:style-name="P35"><text:span text:style-name="T15"><text:s text:c="12"/></text:span><text:span text:style-name="T15">end loop;</text:span></text:p>
          <text:p text:style-name="P35"><text:span text:style-name="T15"><text:s text:c="12"/></text:span><text:span text:style-name="T15">Put_Line ("");</text:span></text:p>
          <text:p text:style-name="P35"><text:span text:style-name="T15"><text:s text:c="8"/></text:span><text:span text:style-name="T15">end loop;</text:span></text:p>
          <text:p text:style-name="P35"><text:span text:style-name="T15"><text:s text:c="8"/></text:span><text:span text:style-name="T15">New_Line;</text:span></text:p>
          <text:p text:style-name="P35"><text:span text:style-name="T15"><text:s text:c="4"/></text:span><text:span text:style-name="T15">end loop;</text:span></text:p>
          <text:p text:style-name="P35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3.151cm" svg:y="6.8cm">
          <text:p text:style-name="P37"><text:span text:style-name="T14">{ fpc mt9x9.pas &amp;&amp; ./mt9x9 }</text:span></text:p>
          <text:p text:style-name="P37"><text:span text:style-name="T18"/></text:p>
          <text:p text:style-name="P37"><text:span text:style-name="T15">program mt9x9;</text:span></text:p>
          <text:p text:style-name="P37"><text:span text:style-name="T15">uses SysUtils;</text:span></text:p>
          <text:p text:style-name="P37"><text:span text:style-name="T15">var</text:span></text:p>
          <text:p text:style-name="P37"><text:span text:style-name="T15"><text:s text:c="4"/></text:span><text:span text:style-name="T15">i, j, k : Integer;</text:span></text:p>
          <text:p text:style-name="P37"><text:span text:style-name="T15">begin</text:span></text:p>
          <text:p text:style-name="P37"><text:span text:style-name="T15"><text:s text:c="4"/></text:span><text:span text:style-name="T15">for i in [1, 4, 7] do</text:span></text:p>
          <text:p text:style-name="P37"><text:span text:style-name="T15"><text:s text:c="4"/></text:span><text:span text:style-name="T15">begin</text:span></text:p>
          <text:p text:style-name="P37"><text:span text:style-name="T15"><text:s text:c="8"/></text:span><text:span text:style-name="T15">for j := 1 to 9 do</text:span></text:p>
          <text:p text:style-name="P37"><text:span text:style-name="T15"><text:s text:c="8"/></text:span><text:span text:style-name="T15">begin</text:span></text:p>
          <text:p text:style-name="P37"><text:span text:style-name="T15"><text:s text:c="12"/></text:span><text:span text:style-name="T15">for k := i to i+2 do</text:span></text:p>
          <text:p text:style-name="P37"><text:span text:style-name="T15"><text:s text:c="12"/></text:span><text:span text:style-name="T15">begin</text:span></text:p>
          <text:p text:style-name="P37"><text:span text:style-name="T15"><text:s text:c="16"/></text:span><text:span text:style-name="T15">Write(Format('%dx%d=%2d'#9, [k, j, k*j]));</text:span></text:p>
          <text:p text:style-name="P37"><text:span text:style-name="T15"><text:s text:c="12"/></text:span><text:span text:style-name="T15">end;</text:span></text:p>
          <text:p text:style-name="P37"><text:span text:style-name="T15"><text:s text:c="12"/></text:span><text:span text:style-name="T15">Write(#10);</text:span></text:p>
          <text:p text:style-name="P37"><text:span text:style-name="T15"><text:s text:c="8"/></text:span><text:span text:style-name="T15">end;</text:span></text:p>
          <text:p text:style-name="P37"><text:span text:style-name="T15"><text:s text:c="8"/></text:span><text:span text:style-name="T15">Writeln;</text:span></text:p>
          <text:p text:style-name="P37"><text:span text:style-name="T15"><text:s text:c="4"/></text:span><text:span text:style-name="T15">end;</text:span></text:p>
          <text:p text:style-name="P3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1" draw:layer="layout" svg:width="11.2cm" svg:height="11.4cm" svg:x="1.2cm" svg:y="6.8cm">
          <text:p text:style-name="P39"><text:span text:style-name="T14">/* plic -C -dELF -lsiaxgo -ew mt9x9.pli -o mt9x9.o</text:span></text:p>
          <text:p text:style-name="P39"><text:span text:style-name="T14">ld -z muldefs -Bstatic --oformat=elf32-i386 \</text:span></text:p>
          <text:p text:style-name="P39"><text:span text:style-name="T14"><text:s text:c="4"/></text:span><text:span text:style-name="T14">-melf_i386 -e main mt9x9.o libprf.a -o mt9x9 */</text:span></text:p>
          <text:p text:style-name="P40"><text:span text:style-name="T24"/></text:p>
          <text:p text:style-name="P40"><text:span text:style-name="T25">mt9x9: proc options(main);</text:span></text:p>
          <text:p text:style-name="P40"><text:span text:style-name="T25"><text:s text:c="4"/></text:span><text:span text:style-name="T25">dcl(i, j, k) fixed dec(1);</text:span></text:p>
          <text:p text:style-name="P40"><text:span text:style-name="T25"><text:s text:c="4"/></text:span><text:span text:style-name="T25">do i = 1 to 9 by 3;</text:span></text:p>
          <text:p text:style-name="P40"><text:span text:style-name="T25"><text:s text:c="8"/></text:span><text:span text:style-name="T25">do j = 1 to 9;</text:span></text:p>
          <text:p text:style-name="P40"><text:span text:style-name="T25"><text:s text:c="12"/></text:span><text:span text:style-name="T25">do k = i to i+2;</text:span></text:p>
          <text:p text:style-name="P40"><text:span text:style-name="T25"><text:s text:c="16"/></text:span><text:span text:style-name="T25">put edit (k, 'x', j, '=', k*j) (P'9', A, P'9', A, P'Z9');</text:span></text:p>
          <text:p text:style-name="P40"><text:span text:style-name="T25"><text:s text:c="16"/></text:span><text:span text:style-name="T25">put edit ('09'X) (A);</text:span></text:p>
          <text:p text:style-name="P40"><text:span text:style-name="T25"><text:s text:c="12"/></text:span><text:span text:style-name="T25">end;</text:span></text:p>
          <text:p text:style-name="P40"><text:span text:style-name="T25"><text:s text:c="12"/></text:span><text:span text:style-name="T25">put skip edit ('') (A);</text:span></text:p>
          <text:p text:style-name="P40"><text:span text:style-name="T25"><text:s text:c="8"/></text:span><text:span text:style-name="T25">end;</text:span></text:p>
          <text:p text:style-name="P40"><text:span text:style-name="T25"><text:s text:c="8"/></text:span><text:span text:style-name="T25">put skip edit ('') (A);</text:span></text:p>
          <text:p text:style-name="P40"><text:span text:style-name="T25"><text:s text:c="4"/></text:span><text:span text:style-name="T25">end;</text:span></text:p>
          <text:p text:style-name="P40"><text:span text:style-name="T2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(* ocamlc mt9x9.ml &amp;&amp; ./mt9x9 || ocaml mt9x9.ml *)</text:span></text:p>
          <text:p text:style-name="P42"><text:span text:style-name="T24"/></text:p>
          <text:p text:style-name="P42"><text:span text:style-name="T25">for i = 1 to 3 do</text:span></text:p>
          <text:p text:style-name="P42"><text:span text:style-name="T25"><text:s text:c="4"/></text:span><text:span text:style-name="T25">for j = 1 to 9 do</text:span></text:p>
          <text:p text:style-name="P42"><text:span text:style-name="T25"><text:s text:c="8"/></text:span><text:span text:style-name="T25">for k = i*3-2 to i*3 do</text:span></text:p>
          <text:p text:style-name="P42"><text:span text:style-name="T26"><text:s text:c="12"/></text:span><text:span text:style-name="T25">Printf.printf "%dx%d=%2d\t" k j (k*j)</text:span></text:p>
          <text:p text:style-name="P42"><text:span text:style-name="T25"><text:s text:c="8"/></text:span><text:span text:style-name="T25">done;</text:span></text:p>
          <text:p text:style-name="P42"><text:span text:style-name="T25"><text:s text:c="8"/></text:span><text:span text:style-name="T25">print_string "\n"</text:span></text:p>
          <text:p text:style-name="P42"><text:span text:style-name="T25"><text:s text:c="4"/></text:span><text:span text:style-name="T25">done;</text:span></text:p>
          <text:p text:style-name="P42"><text:span text:style-name="T25"><text:s text:c="4"/></text:span><text:span text:style-name="T25">print_newline()</text:span></text:p>
          <text:p text:style-name="P42"><text:span text:style-name="T25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20"><text:span text:style-name="T14">(* mlton mt9x9.sml &amp;&amp; ./mt9x9 *)</text:span></text:p>
          <text:p text:style-name="P44"><text:span text:style-name="T18"/></text:p>
          <text:p text:style-name="P44"><text:span text:style-name="T15">val i = ref 1;</text:span></text:p>
          <text:p text:style-name="P44"><text:span text:style-name="T15">val j = ref 1;</text:span></text:p>
          <text:p text:style-name="P44"><text:span text:style-name="T15">val k = ref 1;</text:span></text:p>
          <text:p text:style-name="P44"><text:span text:style-name="T15">while (!i &lt;= 7) do (</text:span></text:p>
          <text:p text:style-name="P44"><text:span text:style-name="T15"><text:s text:c="4"/></text:span><text:span text:style-name="T15">j := 1;</text:span></text:p>
          <text:p text:style-name="P44"><text:span text:style-name="T15"><text:s text:c="4"/></text:span><text:span text:style-name="T15">while (!j &lt;= 9) do (</text:span></text:p>
          <text:p text:style-name="P44"><text:span text:style-name="T15"><text:s text:c="8"/></text:span><text:span text:style-name="T15">k := !i;</text:span></text:p>
          <text:p text:style-name="P44"><text:span text:style-name="T15"><text:s text:c="8"/></text:span><text:span text:style-name="T15">while (!k &lt;= (!i + 2)) do (</text:span></text:p>
          <text:p text:style-name="P44"><text:span text:style-name="T15"><text:s text:c="12"/></text:span><text:span text:style-name="T15">print (Int.toString (!k) ^ "x" ^ Int.toString (!j) ^ "=");</text:span></text:p>
          <text:p text:style-name="P44"><text:span text:style-name="T15"><text:s text:c="12"/></text:span><text:span text:style-name="T15">print (if (!k * !j) &lt; 10 then " " else "");</text:span></text:p>
          <text:p text:style-name="P44"><text:span text:style-name="T15"><text:s text:c="12"/></text:span><text:span text:style-name="T15">print (Int.toString (!k * !j) ^ "\t");</text:span></text:p>
          <text:p text:style-name="P44"><text:span text:style-name="T15"><text:s text:c="12"/></text:span><text:span text:style-name="T15">k := !k + 1</text:span></text:p>
          <text:p text:style-name="P44"><text:span text:style-name="T15"><text:s text:c="8"/></text:span><text:span text:style-name="T15">);</text:span></text:p>
          <text:p text:style-name="P44"><text:span text:style-name="T15"><text:s text:c="8"/></text:span><text:span text:style-name="T15">print "\n";</text:span></text:p>
          <text:p text:style-name="P44"><text:span text:style-name="T15"><text:s text:c="8"/></text:span><text:span text:style-name="T15">j := !j + 1</text:span></text:p>
          <text:p text:style-name="P44"><text:span text:style-name="T15"><text:s text:c="4"/></text:span><text:span text:style-name="T15">);</text:span></text:p>
          <text:p text:style-name="P44"><text:span text:style-name="T15"><text:s text:c="4"/></text:span><text:span text:style-name="T15">print "\n";</text:span></text:p>
          <text:p text:style-name="P44"><text:span text:style-name="T15"><text:s text:c="4"/></text:span><text:span text:style-name="T15">i := !i + 3</text:span></text:p>
          <text:p text:style-name="P44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7" draw:layer="layout" svg:width="11.2cm" svg:height="11.4cm" svg:x="13.151cm" svg:y="6.8cm">
          <text:p text:style-name="P46"><text:span text:style-name="T21">#!/usr/bin/axi</text:span></text:p>
          <text:p text:style-name="P46"><text:span text:style-name="T21"># axc mt9x9.als &amp;&amp; axi mt9x9.axc || ./mt9x9.als || axi mt9x9.als</text:span></text:p>
          <text:p text:style-name="P46"><text:span text:style-name="T27"/></text:p>
          <text:p text:style-name="P46"><text:span text:style-name="T23">trans i 0</text:span></text:p>
          <text:p text:style-name="P46"><text:span text:style-name="T23">trans j 0</text:span></text:p>
          <text:p text:style-name="P46"><text:span text:style-name="T23">trans k 0</text:span></text:p>
          <text:p text:style-name="P46"><text:span text:style-name="T23">loop (i:= 1) (&lt;= i 9) (i:+= 3) {</text:span></text:p>
          <text:p text:style-name="P46"><text:span text:style-name="T23"><text:s text:c="4"/></text:span><text:span text:style-name="T23">loop (j:= 1) (&lt;= j 9) (j:++) {</text:span></text:p>
          <text:p text:style-name="P46"><text:span text:style-name="T23"><text:s text:c="8"/></text:span><text:span text:style-name="T23">loop (k:= i) (&lt;= k (+ i 2)) (k:++) {</text:span></text:p>
          <text:p text:style-name="P46"><text:span text:style-name="T23"><text:s text:c="12"/></text:span><text:span text:style-name="T23">trans s (String (* k j))</text:span></text:p>
          <text:p text:style-name="P46"><text:span text:style-name="T23"><text:s text:c="12"/></text:span><text:span text:style-name="T23">print k 'x' j '=' (s:fill-left ' ' 2) '\t'</text:span></text:p>
          <text:p text:style-name="P46"><text:span text:style-name="T23"><text:s text:c="8"/></text:span><text:span text:style-name="T23">}</text:span></text:p>
          <text:p text:style-name="P46"><text:span text:style-name="T23"><text:s text:c="8"/></text:span><text:span text:style-name="T23">print '\n'</text:span></text:p>
          <text:p text:style-name="P46"><text:span text:style-name="T23"><text:s text:c="4"/></text:span><text:span text:style-name="T23">}</text:span></text:p>
          <text:p text:style-name="P46"><text:span text:style-name="T23"><text:s text:c="4"/></text:span><text:span text:style-name="T23">println</text:span></text:p>
          <text:p text:style-name="P46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rebol -q</text:span></text:p>
          <text:p text:style-name="P27"><text:span text:style-name="T21">; ./mt9x9.r || rebol -q mt9x9.r</text:span></text:p>
          <text:p text:style-name="P27"><text:span text:style-name="T28"/></text:p>
          <text:p text:style-name="P27"><text:span text:style-name="T22">rebol []</text:span></text:p>
          <text:p text:style-name="P27"><text:span text:style-name="T22">foreach i [1 4 7] [</text:span></text:p>
          <text:p text:style-name="P27"><text:span text:style-name="T22"><text:s text:c="4"/></text:span><text:span text:style-name="T22">repeat j 9 [</text:span></text:p>
          <text:p text:style-name="P27"><text:span text:style-name="T22"><text:s text:c="8"/></text:span><text:span text:style-name="T22">for k i (i + 2) 1 [</text:span></text:p>
          <text:p text:style-name="P27"><text:span text:style-name="T22"><text:s text:c="12"/></text:span><text:span text:style-name="T22">prin rejoin [k "x" j "=" either k * j &lt; 10 [" "] [""] k * j tab]</text:span></text:p>
          <text:p text:style-name="P27"><text:span text:style-name="T22"><text:s text:c="8"/></text:span><text:span text:style-name="T22">]</text:span></text:p>
          <text:p text:style-name="P27"><text:span text:style-name="T22"><text:s text:c="8"/></text:span><text:span text:style-name="T22">prin crlf</text:span></text:p>
          <text:p text:style-name="P27"><text:span text:style-name="T22"><text:s text:c="4"/></text:span><text:span text:style-name="T22">]</text:span></text:p>
          <text:p text:style-name="P27"><text:span text:style-name="T22"><text:s text:c="4"/></text:span><text:span text:style-name="T22">print ""</text:span></text:p>
          <text:p text:style-name="P27"><text:span text:style-name="T22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9" draw:layer="layout" svg:width="11.2cm" svg:height="11.4cm" svg:x="13.151cm" svg:y="6.8cm">
          <text:p text:style-name="P48"><text:span text:style-name="T29">// g++ mt9x9.mm -o mt9x9 -fconstant-string-class=NSConstantString \</text:span></text:p>
          <text:p text:style-name="P48"><text:span text:style-name="T29">-I/usr/include/GNUstep -lobjc -lgnustep-base</text:span></text:p>
          <text:p text:style-name="P48"><text:span text:style-name="T30"/></text:p>
          <text:p text:style-name="P48"><text:span text:style-name="T31">#import &lt;Foundation/Foundation.h&gt;</text:span></text:p>
          <text:p text:style-name="P48"><text:span text:style-name="T31">#include &lt;initializer_list&gt;</text:span></text:p>
          <text:p text:style-name="P48"><text:span text:style-name="T31">int main() {</text:span></text:p>
          <text:p text:style-name="P48"><text:span text:style-name="T31"><text:s text:c="4"/></text:span><text:span text:style-name="T31">NSAutoreleasePool *pool = [[NSAutoreleasePool alloc] init];</text:span></text:p>
          <text:p text:style-name="P48"><text:span text:style-name="T31"><text:s text:c="4"/></text:span><text:span text:style-name="T31">NSFileHandle *standardOutput = [NSFileHandle fileHandleWithStandardOutput];</text:span></text:p>
          <text:p text:style-name="P48"><text:span text:style-name="T31"><text:s text:c="4"/></text:span><text:span text:style-name="T31">for(NSInteger i = 1; i &lt;= 9; i += 3) {</text:span></text:p>
          <text:p text:style-name="P48"><text:span text:style-name="T31"><text:s text:c="8"/></text:span><text:span text:style-name="T31">for(NSUInteger j = 1; j &lt;= 9; j++) {</text:span></text:p>
          <text:p text:style-name="P48"><text:span text:style-name="T31"><text:s text:c="12"/></text:span><text:span text:style-name="T31">for(NSUInteger k : {i, i+1, i+2}) {</text:span></text:p>
          <text:p text:style-name="P48"><text:span text:style-name="T31"><text:s text:c="16"/></text:span><text:span text:style-name="T31">[standardOutput writeData:[[NSString stringWithFormat:@"%d", k]</text:span></text:p>
          <text:p text:style-name="P48"><text:span text:style-name="T31">dataUsingEncoding:NSUTF8StringEncoding]];</text:span></text:p>
          <text:p text:style-name="P48"><text:span text:style-name="T31"><text:s text:c="16"/></text:span><text:span text:style-name="T31">[standardOutput writeData:[@"x" </text:span><text:span text:style-name="T31">dataUsingEncoding:NSUTF8StringEncoding]];</text:span></text:p>
          <text:p text:style-name="P48"><text:span text:style-name="T31"><text:s text:c="16"/></text:span><text:span text:style-name="T31">[standardOutput writeData:[[NSString stringWithFormat:@"%d", j]</text:span></text:p>
          <text:p text:style-name="P48"><text:span text:style-name="T31">dataUsingEncoding:NSUTF8StringEncoding]];</text:span></text:p>
          <text:p text:style-name="P48"><text:span text:style-name="T31"><text:s text:c="16"/></text:span><text:span text:style-name="T31">[standardOutput writeData:[@"=" </text:span><text:span text:style-name="T31">dataUsingEncoding:NSUTF8StringEncoding]];</text:span></text:p>
          <text:p text:style-name="P48"><text:span text:style-name="T31"><text:s text:c="16"/></text:span><text:span text:style-name="T31">[standardOutput writeData:[[NSString stringWithFormat:@"%2d", k*j]</text:span></text:p>
          <text:p text:style-name="P48"><text:span text:style-name="T31">dataUsingEncoding:NSUTF8StringEncoding]];</text:span></text:p>
          <text:p text:style-name="P48"><text:span text:style-name="T31"><text:s text:c="16"/></text:span><text:span text:style-name="T31">[standardOutput writeData:[@"\t" </text:span><text:span text:style-name="T31">dataUsingEncoding:NSUTF8StringEncoding]];</text:span></text:p>
          <text:p text:style-name="P48"><text:span text:style-name="T31"><text:s text:c="12"/></text:span><text:span text:style-name="T31">}</text:span></text:p>
          <text:p text:style-name="P48"><text:span text:style-name="T31"><text:s text:c="12"/></text:span><text:span text:style-name="T31">[standardOutput writeData:[@"\n" </text:span><text:span text:style-name="T31">dataUsingEncoding:NSUTF8StringEncoding]];</text:span></text:p>
          <text:p text:style-name="P48"><text:span text:style-name="T31"><text:s text:c="8"/></text:span><text:span text:style-name="T31">}</text:span></text:p>
          <text:p text:style-name="P48"><text:span text:style-name="T31"><text:s text:c="8"/></text:span><text:span text:style-name="T31">[standardOutput writeData:[@"\n" dataUsingEncoding:NSUTF8StringEncoding]];</text:span></text:p>
          <text:p text:style-name="P48"><text:span text:style-name="T31"><text:s text:c="4"/></text:span><text:span text:style-name="T31">}</text:span></text:p>
          <text:p text:style-name="P48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5">fn main() {</text:span></text:p>
          <text:p text:style-name="P22"><text:span text:style-name="T25"><text:s text:c="4"/></text:span><text:span text:style-name="T25">for i in (1..10).step_by(3) {</text:span></text:p>
          <text:p text:style-name="P22"><text:span text:style-name="T25"><text:s text:c="8"/></text:span><text:span text:style-name="T25">for j in 1..10 {</text:span></text:p>
          <text:p text:style-name="P22"><text:span text:style-name="T25"><text:s text:c="12"/></text:span><text:span text:style-name="T25">for k in &amp;[i, i+1, i+2] {</text:span></text:p>
          <text:p text:style-name="P22"><text:span text:style-name="T25"><text:s text:c="16"/></text:span><text:span text:style-name="T25">print!("{}x{}={:2}\t", k, j, k*j);</text:span></text:p>
          <text:p text:style-name="P22"><text:span text:style-name="T25"><text:s text:c="12"/></text:span><text:span text:style-name="T25">}</text:span></text:p>
          <text:p text:style-name="P22"><text:span text:style-name="T25"><text:s text:c="12"/></text:span><text:span text:style-name="T25">print!("\n");</text:span></text:p>
          <text:p text:style-name="P22"><text:span text:style-name="T25"><text:s text:c="8"/></text:span><text:span text:style-name="T25">}</text:span></text:p>
          <text:p text:style-name="P22"><text:span text:style-name="T25"><text:s text:c="8"/></text:span><text:span text:style-name="T25">println!();</text:span></text:p>
          <text:p text:style-name="P22"><text:span text:style-name="T25"><text:s text:c="4"/></text:span><text:span text:style-name="T25">}</text:span></text:p>
          <text:p text:style-name="P2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21">#!/usr/bin/s7</text:span></text:p>
          <text:p text:style-name="P50"><text:span text:style-name="T21"># s7c mt9x9.sd7 &amp;&amp; ./mt9x9 || s7 mt9x9.sd7 || ./mt9x9.sd7</text:span></text:p>
          <text:p text:style-name="P50"><text:span text:style-name="T27"/></text:p>
          <text:p text:style-name="P50"><text:span text:style-name="T22">$ include "seed7_05.s7i";</text:span></text:p>
          <text:p text:style-name="P50"><text:span text:style-name="T22">const proc: main is func</text:span></text:p>
          <text:p text:style-name="P50"><text:span text:style-name="T22"><text:s text:c="4"/></text:span><text:span text:style-name="T22">local</text:span></text:p>
          <text:p text:style-name="P50"><text:span text:style-name="T22"><text:s text:c="8"/></text:span><text:span text:style-name="T22">var integer: i is 1;</text:span></text:p>
          <text:p text:style-name="P50"><text:span text:style-name="T22"><text:s text:c="8"/></text:span><text:span text:style-name="T22">var integer: j is 1;</text:span></text:p>
          <text:p text:style-name="P50"><text:span text:style-name="T22"><text:s text:c="8"/></text:span><text:span text:style-name="T22">var integer: k is 1;</text:span></text:p>
          <text:p text:style-name="P50"><text:span text:style-name="T22"><text:s text:c="4"/></text:span><text:span text:style-name="T22">begin</text:span></text:p>
          <text:p text:style-name="P50"><text:span text:style-name="T22"><text:s text:c="8"/></text:span><text:span text:style-name="T22">for i range 1 to 9 step 3 do</text:span></text:p>
          <text:p text:style-name="P50"><text:span text:style-name="T22"><text:s text:c="12"/></text:span><text:span text:style-name="T22">for j range 1 to 9 do</text:span></text:p>
          <text:p text:style-name="P50"><text:span text:style-name="T22"><text:s text:c="16"/></text:span><text:span text:style-name="T22">for k range [](i, i+1, i+2) do</text:span></text:p>
          <text:p text:style-name="P50"><text:span text:style-name="T22"><text:s text:c="20"/></text:span><text:span text:style-name="T22">write(k &lt;&amp; "x" &lt;&amp; j &lt;&amp; "=" &lt;&amp; k*j lpad 2 &lt;&amp; "\t");</text:span></text:p>
          <text:p text:style-name="P50"><text:span text:style-name="T22"><text:s text:c="16"/></text:span><text:span text:style-name="T22">end for;</text:span></text:p>
          <text:p text:style-name="P50"><text:span text:style-name="T22"><text:s text:c="16"/></text:span><text:span text:style-name="T22">write("\n");</text:span></text:p>
          <text:p text:style-name="P50"><text:span text:style-name="T22"><text:s text:c="12"/></text:span><text:span text:style-name="T22">end for;</text:span></text:p>
          <text:p text:style-name="P50"><text:span text:style-name="T22"><text:s text:c="12"/></text:span><text:span text:style-name="T22">writeln;</text:span></text:p>
          <text:p text:style-name="P50"><text:span text:style-name="T22"><text:s text:c="8"/></text:span><text:span text:style-name="T22">end for;</text:span></text:p>
          <text:p text:style-name="P50"><text:span text:style-name="T22"><text:s text:c="4"/></text:span><text:span text:style-name="T22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14">#!/usr/bin/never -f</text:span></text:p>
          <text:p text:style-name="P29"><text:span text:style-name="T14"># ./mt9x9.nev || never -f mt9x9.nev</text:span></text:p>
          <text:p text:style-name="P29"><text:span text:style-name="T18"/></text:p>
          <text:p text:style-name="P52"><text:span text:style-name="T15">func main() -&gt; int {</text:span></text:p>
          <text:p text:style-name="P52"><text:span text:style-name="T15"><text:s text:c="4"/></text:span><text:span text:style-name="T15">var i = 0;</text:span></text:p>
          <text:p text:style-name="P52"><text:span text:style-name="T15"><text:s text:c="4"/></text:span><text:span text:style-name="T15">for (i = 1; i &lt;= 9; i = i+3) {</text:span></text:p>
          <text:p text:style-name="P52"><text:span text:style-name="T15"><text:s text:c="8"/></text:span><text:span text:style-name="T15">var j = 0;</text:span></text:p>
          <text:p text:style-name="P52"><text:span text:style-name="T15"><text:s text:c="8"/></text:span><text:span text:style-name="T15">for (j = 1; j &lt;= 9; j = j+1) {</text:span></text:p>
          <text:p text:style-name="P52"><text:span text:style-name="T15"><text:s text:c="12"/></text:span><text:span text:style-name="T15">var k = 0;</text:span></text:p>
          <text:p text:style-name="P52"><text:span text:style-name="T15"><text:s text:c="12"/></text:span><text:span text:style-name="T15">for (k = i; k &lt;= i+2; k = k+1) {</text:span></text:p>
          <text:p text:style-name="P52"><text:span text:style-name="T15"><text:s text:c="16"/></text:span><text:span text:style-name="T15">prints(k + "x" + j + "=");</text:span></text:p>
          <text:p text:style-name="P52"><text:span text:style-name="T15"><text:s text:c="16"/></text:span><text:span text:style-name="T15">if (k*j &lt; 10) {prints(" ")} else {prints("")};</text:span></text:p>
          <text:p text:style-name="P52"><text:span text:style-name="T15"><text:s text:c="16"/></text:span><text:span text:style-name="T15">prints(k*j + "\t")</text:span></text:p>
          <text:p text:style-name="P52"><text:span text:style-name="T15"><text:s text:c="12"/></text:span><text:span text:style-name="T15">};</text:span></text:p>
          <text:p text:style-name="P52"><text:span text:style-name="T15"><text:s text:c="12"/></text:span><text:span text:style-name="T15">prints("\n")</text:span></text:p>
          <text:p text:style-name="P52"><text:span text:style-name="T15"><text:s text:c="8"/></text:span><text:span text:style-name="T15">};</text:span></text:p>
          <text:p text:style-name="P52"><text:span text:style-name="T15"><text:s text:c="8"/></text:span><text:span text:style-name="T15">prints("\n")</text:span></text:p>
          <text:p text:style-name="P52"><text:span text:style-name="T15"><text:s text:c="4"/></text:span><text:span text:style-name="T15">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28" draw:layer="layout" svg:width="11.2cm" svg:height="11.4cm" svg:x="13.15cm" svg:y="6.8cm">
          <text:p text:style-name="P27"><text:span text:style-name="T21">// surgescript mt9x9.ss</text:span></text:p>
          <text:p text:style-name="P27"><text:span text:style-name="T27"/></text:p>
          <text:p text:style-name="P27"><text:span text:style-name="T22">object "Application" {</text:span></text:p>
          <text:p text:style-name="P27"><text:span text:style-name="T22"><text:s text:c="4"/></text:span><text:span text:style-name="T22">state "main" {</text:span></text:p>
          <text:p text:style-name="P27"><text:span text:style-name="T22"><text:s text:c="8"/></text:span><text:span text:style-name="T22">for(i = 1; i &lt;= 9; i += 3) {</text:span></text:p>
          <text:p text:style-name="P27"><text:span text:style-name="T22"><text:s text:c="12"/></text:span><text:span text:style-name="T22">for(j = 1; j &lt;= 9; j++) {</text:span></text:p>
          <text:p text:style-name="P27"><text:span text:style-name="T22"><text:s text:c="16"/></text:span><text:span text:style-name="T22">foreach(k in [i, i+1, i+2]) {</text:span></text:p>
          <text:p text:style-name="P27"><text:span text:style-name="T22"><text:s text:c="20"/></text:span><text:span text:style-name="T22">Console.write(k+"x"+j+"="+(k*j&lt;10?" ":"")+k*j+"\t");</text:span></text:p>
          <text:p text:style-name="P27"><text:span text:style-name="T22"><text:s text:c="16"/></text:span><text:span text:style-name="T22">}</text:span></text:p>
          <text:p text:style-name="P27"><text:span text:style-name="T22"><text:s text:c="16"/></text:span><text:span text:style-name="T22">Console.write("\n");</text:span></text:p>
          <text:p text:style-name="P27"><text:span text:style-name="T22"><text:s text:c="12"/></text:span><text:span text:style-name="T22">}</text:span></text:p>
          <text:p text:style-name="P27"><text:span text:style-name="T22"><text:s text:c="12"/></text:span><text:span text:style-name="T22">Console.print("");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Application.exit()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5.85cm" svg:y="4.8cm">
          <draw:text-box>
            <text:p><text:span text:style-name="T17">Lil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3.8cm" svg:y="4.8cm">
          <draw:text-box>
            <text:p><text:span text:style-name="T17">Chai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covscript</text:span></text:p>
          <text:p text:style-name="P17"><text:span text:style-name="T14"># ./mt9x9.csc || covscript mt9x9.csc</text:span></text:p>
          <text:p text:style-name="P17"><text:span text:style-name="T16"/></text:p>
          <text:p text:style-name="P17"><text:span text:style-name="T15">foreach i in {1, 4, 7}</text:span></text:p>
          <text:p text:style-name="P17"><text:span text:style-name="T15"><text:s text:c="4"/></text:span><text:span text:style-name="T15">foreach j in range(1, 10)</text:span></text:p>
          <text:p text:style-name="P17"><text:span text:style-name="T15"><text:s text:c="8"/></text:span><text:span text:style-name="T15">for k = i, k &lt;= i+2, k++</text:span></text:p>
          <text:p text:style-name="P17"><text:span text:style-name="T15"><text:s text:c="12"/></text:span><text:span text:style-name="T15">system.out.print(to_string(k)+"x"+to_string(j)+"=")</text:span></text:p>
          <text:p text:style-name="P17"><text:span text:style-name="T15"><text:s text:c="12"/></text:span><text:span text:style-name="T15">system.out.print(k*j &lt; 10 ? " " : "")</text:span></text:p>
          <text:p text:style-name="P17"><text:span text:style-name="T15"><text:s text:c="12"/></text:span><text:span text:style-name="T15">system.out.print(to_string(k*j)+"\t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ystem.out.print("\n"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ystem.out.println("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10.4cm" svg:height="1.759cm" svg:x="13.75cm" svg:y="4.8cm">
          <draw:text-box>
            <text:p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8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BeanShell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2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/ ceylon compile --src . mt9x9.ceylon &amp;&amp; ceylon run default</text:span></text:p>
          <text:p text:style-name="P27"><text:span text:style-name="T21"/></text:p>
          <text:p text:style-name="P27"><text:span text:style-name="T22">shared void run() {</text:span></text:p>
          <text:p text:style-name="P27"><text:span text:style-name="T22"><text:s text:c="4"/></text:span><text:span text:style-name="T22">for(i in (1..9).by(3)) {</text:span></text:p>
          <text:p text:style-name="P27"><text:span text:style-name="T22"><text:s text:c="8"/></text:span><text:span text:style-name="T22">for(j in 1..9) {</text:span></text:p>
          <text:p text:style-name="P27"><text:span text:style-name="T22"><text:s text:c="12"/></text:span><text:span text:style-name="T22">for(k in [i, i+1, i+2]) {</text:span></text:p>
          <text:p text:style-name="P27"><text:span text:style-name="T22"><text:s text:c="16"/></text:span><text:span text:style-name="T22">process.write("``k``x``j``=");</text:span></text:p>
          <text:p text:style-name="P27"><text:span text:style-name="T22"><text:s text:c="16"/></text:span><text:span text:style-name="T22">process.write("``k*j&lt;10 then " " else ""````k*j``\t");</text:span></text:p>
          <text:p text:style-name="P27"><text:span text:style-name="T22"><text:s text:c="12"/></text:span><text:span text:style-name="T22">}</text:span></text:p>
          <text:p text:style-name="P27"><text:span text:style-name="T22"><text:s text:c="12"/></text:span><text:span text:style-name="T22">print("");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print("")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5">variable i, j, k;</text:span></text:p>
          <text:p text:style-name="P22"><text:span text:style-name="T25">foreach i ([1:9:3]) {</text:span></text:p>
          <text:p text:style-name="P22"><text:span text:style-name="T25"><text:s text:c="4"/></text:span><text:span text:style-name="T25">foreach j ([1:9]) {</text:span></text:p>
          <text:p text:style-name="P22"><text:span text:style-name="T25"><text:s text:c="8"/></text:span><text:span text:style-name="T25">foreach k ([i, i+1, i+2]) {</text:span></text:p>
          <text:p text:style-name="P22"><text:span text:style-name="T25"><text:s text:c="12"/></text:span><text:span text:style-name="T25">printf("%dx%d=%2d\t", k, j, k*j);</text:span></text:p>
          <text:p text:style-name="P22"><text:span text:style-name="T25"><text:s text:c="8"/></text:span><text:span text:style-name="T25">}</text:span></text:p>
          <text:p text:style-name="P22"><text:span text:style-name="T25"><text:s text:c="8"/></text:span><text:span text:style-name="T25">fprintf(stdout, "\n");</text:span></text:p>
          <text:p text:style-name="P22"><text:span text:style-name="T25"><text:s text:c="4"/></text:span><text:span text:style-name="T25">}</text:span></text:p>
          <text:p text:style-name="P22"><text:span text:style-name="T25"><text:s text:c="4"/></text:span><text:span text:style-name="T25">fputs("\n", stdout);</text:span></text:p>
          <text:p text:style-name="P2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5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2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2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6" draw:layer="layout" svg:width="11.2cm" svg:height="11.4cm" svg:x="1.2cm" svg:y="6.8cm">
          <text:p text:style-name="P25"><text:span text:style-name="T19">#!/usr/bin/pwsh</text:span></text:p>
          <text:p text:style-name="P25"><text:span text:style-name="T19"># ./mt9x9.ps1 || pwsh mt9x9.ps1</text:span></text:p>
          <text:p text:style-name="P25"><text:span text:style-name="T32"/></text:p>
          <text:p text:style-name="P25"><text:span text:style-name="T20">For ($i = 1; $i -le 9; $i += 3) {</text:span></text:p>
          <text:p text:style-name="P25"><text:span text:style-name="T20"><text:s text:c="4"/></text:span><text:span text:style-name="T20">ForEach ($j in 1..9) {</text:span></text:p>
          <text:p text:style-name="P25"><text:span text:style-name="T20"><text:s text:c="8"/></text:span><text:span text:style-name="T20">ForEach ($k in $i, ($i+1), ($i+2)) {</text:span></text:p>
          <text:p text:style-name="P25"><text:span text:style-name="T20"><text:s text:c="12"/></text:span><text:span text:style-name="T20">Write-Host -NoNewline ("{0}x{1}={2,2}`t" -f $k, $j, ($k*$j))</text:span></text:p>
          <text:p text:style-name="P25"><text:span text:style-name="T20"><text:s text:c="8"/></text:span><text:span text:style-name="T20">}</text:span></text:p>
          <text:p text:style-name="P25"><text:span text:style-name="T20"><text:s text:c="8"/></text:span><text:span text:style-name="T20">Write-Host</text:span></text:p>
          <text:p text:style-name="P25"><text:span text:style-name="T20"><text:s text:c="4"/></text:span><text:span text:style-name="T20">}</text:span></text:p>
          <text:p text:style-name="P25"><text:span text:style-name="T20"><text:s text:c="4"/></text:span><text:span text:style-name="T20">""</text:span></text:p>
          <text:p text:style-name="P25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5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3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5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13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pawncc mt9x9.p &amp;&amp; pawnrun mt9x9.amx</text:span></text:p>
          <text:p text:style-name="P17"><text:span text:style-name="T33"/></text:p>
          <text:p text:style-name="P17"><text:span text:style-name="T15">main() {</text:span></text:p>
          <text:p text:style-name="P17"><text:span text:style-name="T15"><text:s text:c="4"/></text:span><text:span text:style-name="T15">for (new i = 1; i &lt;= 9; i += 3) {</text:span></text:p>
          <text:p text:style-name="P17"><text:span text:style-name="T15"><text:s text:c="8"/></text:span><text:span text:style-name="T15">for (new j = 1; j &lt;= 9; j++) {</text:span></text:p>
          <text:p text:style-name="P17"><text:span text:style-name="T15"><text:s text:c="12"/></text:span><text:span text:style-name="T15">for (new k = i; k &lt;= i+2; k++) {</text:span></text:p>
          <text:p text:style-name="P17"><text:span text:style-name="T15"><text:s text:c="16"/></text:span><text:span text:style-name="T15">printf "%dx%d=%2d\t", k, j, k*j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Pawn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14"># colm mt9x9.lm &amp;&amp; ./mt9x9</text:span></text:p>
          <text:p text:style-name="P29"><text:span text:style-name="T18"/></text:p>
          <text:p text:style-name="P29"><text:span text:style-name="T15">i: int = 1</text:span></text:p>
          <text:p text:style-name="P29"><text:span text:style-name="T15">while (i &lt;= 9) {</text:span></text:p>
          <text:p text:style-name="P29"><text:span text:style-name="T15"><text:s text:c="4"/></text:span><text:span text:style-name="T15">j: int = 1</text:span></text:p>
          <text:p text:style-name="P29"><text:span text:style-name="T15"><text:s text:c="4"/></text:span><text:span text:style-name="T15">while (j &lt;= 9) {</text:span></text:p>
          <text:p text:style-name="P29"><text:span text:style-name="T15"><text:s text:c="8"/></text:span><text:span text:style-name="T15">k: int = i</text:span></text:p>
          <text:p text:style-name="P29"><text:span text:style-name="T15"><text:s text:c="8"/></text:span><text:span text:style-name="T15">while (k &lt;= i+2) {</text:span></text:p>
          <text:p text:style-name="P29"><text:span text:style-name="T15"><text:s text:c="12"/></text:span><text:span text:style-name="T15">print(k, 'x', j, '=')</text:span></text:p>
          <text:p text:style-name="P29"><text:span text:style-name="T15"><text:s text:c="12"/></text:span><text:span text:style-name="T15">if (k*j &lt; 10) print(' ')</text:span></text:p>
          <text:p text:style-name="P29"><text:span text:style-name="T15"><text:s text:c="12"/></text:span><text:span text:style-name="T15">print(k*j, '\t')</text:span></text:p>
          <text:p text:style-name="P29"><text:span text:style-name="T15"><text:s text:c="12"/></text:span><text:span text:style-name="T15">k = k + 1</text:span></text:p>
          <text:p text:style-name="P29"><text:span text:style-name="T15"><text:s text:c="8"/></text:span><text:span text:style-name="T15">}</text:span></text:p>
          <text:p text:style-name="P29"><text:span text:style-name="T15"><text:s text:c="8"/></text:span><text:span text:style-name="T15">print('\n')</text:span></text:p>
          <text:p text:style-name="P29"><text:span text:style-name="T15"><text:s text:c="8"/></text:span><text:span text:style-name="T15">j = j + 1</text:span></text:p>
          <text:p text:style-name="P29"><text:span text:style-name="T15"><text:s text:c="4"/></text:span><text:span text:style-name="T15">}</text:span></text:p>
          <text:p text:style-name="P29"><text:span text:style-name="T15"><text:s text:c="4"/></text:span><text:span text:style-name="T15">print('\n')</text:span></text:p>
          <text:p text:style-name="P29"><text:span text:style-name="T15"><text:s text:c="4"/></text:span><text:span text:style-name="T15">i = i + 3</text:span></text:p>
          <text:p text:style-name="P2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3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6" draw:layer="layout" svg:width="11.2cm" svg:height="11.4cm" svg:x="13.151cm" svg:y="6.8cm">
          <text:p text:style-name="P25"><text:span text:style-name="T19"># objeckc -src mt9x9.obs -dest mt9x9.obe &amp;&amp; objeckr mt9x9.obe</text:span></text:p>
          <text:p text:style-name="P25"><text:span text:style-name="T32"/></text:p>
          <text:p text:style-name="P25"><text:span text:style-name="T20">class mt9x9 {</text:span></text:p>
          <text:p text:style-name="P25"><text:span text:style-name="T20"><text:s text:c="4"/></text:span><text:span text:style-name="T20">function : Main(args : String[]) ~ Nil {</text:span></text:p>
          <text:p text:style-name="P25"><text:span text:style-name="T20"><text:s text:c="8"/></text:span><text:span text:style-name="T20">for(i := 1; i &lt;= 9; i += 3;) {</text:span></text:p>
          <text:p text:style-name="P25"><text:span text:style-name="T20"><text:s text:c="12"/></text:span><text:span text:style-name="T20">for(j := 1; j &lt;= 9; j += 1;) {</text:span></text:p>
          <text:p text:style-name="P25"><text:span text:style-name="T20"><text:s text:c="16"/></text:span><text:span text:style-name="T20">for(k := i; k &lt;= i+2; k++;) {</text:span></text:p>
          <text:p text:style-name="P25"><text:span text:style-name="T20"><text:s text:c="20"/></text:span><text:span text:style-name="T20">IO.Console-&gt;Print(k)-&gt;Print('x')-&gt;Print(j)-&gt;Print('=');</text:span></text:p>
          <text:p text:style-name="P25"><text:span text:style-name="T20"><text:s text:c="20"/></text:span><text:span text:style-name="T20">if(k*j&lt;10) {IO.Console-&gt;Print(' ');};</text:span></text:p>
          <text:p text:style-name="P25"><text:span text:style-name="T20"><text:s text:c="20"/></text:span><text:span text:style-name="T20">IO.Console-&gt;Print(k*j)-&gt;Print('\t');</text:span></text:p>
          <text:p text:style-name="P25"><text:span text:style-name="T20"><text:s text:c="16"/></text:span><text:span text:style-name="T20">};</text:span></text:p>
          <text:p text:style-name="P25"><text:span text:style-name="T20"><text:s text:c="16"/></text:span><text:span text:style-name="T20">'\n'-&gt;Print();</text:span></text:p>
          <text:p text:style-name="P25"><text:span text:style-name="T20"><text:s text:c="12"/></text:span><text:span text:style-name="T20">};</text:span></text:p>
          <text:p text:style-name="P25"><text:span text:style-name="T20"><text:s text:c="12"/></text:span><text:span text:style-name="T20">""-&gt;PrintLine();</text:span></text:p>
          <text:p text:style-name="P25"><text:span text:style-name="T20"><text:s text:c="8"/></text:span><text:span text:style-name="T20">};</text:span></text:p>
          <text:p text:style-name="P25"><text:span text:style-name="T20"><text:s text:c="4"/></text:span><text:span text:style-name="T20">}</text:span></text:p>
          <text:p text:style-name="P25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5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5"><text:span text:style-name="T14">% ozc -c mt9x9.oz &amp;&amp; ozengine mt9x9.ozf</text:span></text:p>
          <text:p text:style-name="P20"><text:span text:style-name="T18"/></text:p>
          <text:p text:style-name="P55"><text:span text:style-name="T15">functor</text:span></text:p>
          <text:p text:style-name="P55"><text:span text:style-name="T15">import</text:span></text:p>
          <text:p text:style-name="P55"><text:span text:style-name="T15"><text:s text:c="4"/></text:span><text:span text:style-name="T15">System</text:span></text:p>
          <text:p text:style-name="P55"><text:span text:style-name="T15">define</text:span></text:p>
          <text:p text:style-name="P55"><text:span text:style-name="T15"><text:s text:c="4"/></text:span><text:span text:style-name="T15">for I in 1..9;3 do</text:span></text:p>
          <text:p text:style-name="P55"><text:span text:style-name="T15"><text:s text:c="8"/></text:span><text:span text:style-name="T15">for J in 1..9 do</text:span></text:p>
          <text:p text:style-name="P55"><text:span text:style-name="T15"><text:s text:c="12"/></text:span><text:span text:style-name="T15">for K in [I I+1 I+2] do</text:span></text:p>
          <text:p text:style-name="P55"><text:span text:style-name="T15"><text:s text:c="16"/></text:span><text:span text:style-name="T15">{System.printInfo K#"x"#J#"="}</text:span></text:p>
          <text:p text:style-name="P55"><text:span text:style-name="T15"><text:s text:c="16"/></text:span><text:span text:style-name="T15">if K*J &lt; 10 then {System.printInfo " "} end</text:span></text:p>
          <text:p text:style-name="P55"><text:span text:style-name="T15"><text:s text:c="16"/></text:span><text:span text:style-name="T15">{System.printInfo K*J#"\t"}</text:span></text:p>
          <text:p text:style-name="P55"><text:span text:style-name="T15"><text:s text:c="12"/></text:span><text:span text:style-name="T15">end</text:span></text:p>
          <text:p text:style-name="P55"><text:span text:style-name="T15"><text:s text:c="12"/></text:span><text:span text:style-name="T15">{System.printInfo "\n"}</text:span></text:p>
          <text:p text:style-name="P55"><text:span text:style-name="T15"><text:s text:c="8"/></text:span><text:span text:style-name="T15">end</text:span></text:p>
          <text:p text:style-name="P55"><text:span text:style-name="T15"><text:s text:c="8"/></text:span><text:span text:style-name="T15">{System.showInfo ""}</text:span></text:p>
          <text:p text:style-name="P55"><text:span text:style-name="T15"><text:s text:c="4"/></text:span><text:span text:style-name="T15">end</text:span></text:p>
          <text:p text:style-name="P55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4">#!/usr/bin/dern</text:span></text:p>
          <text:p text:style-name="P44"><text:span text:style-name="T14">!#</text:span></text:p>
          <text:p text:style-name="P44"><text:span text:style-name="T14">; ./mt9x9.dern || dern mt9x9.dern</text:span></text:p>
          <text:p text:style-name="P44"><text:span text:style-name="T18"/></text:p>
          <text:p text:style-name="P44"><text:span text:style-name="T15">(print-readably false)</text:span></text:p>
          <text:p text:style-name="P44"><text:span text:style-name="T15">(for i from {D+1} to {D+9} step {D+3}</text:span></text:p>
          <text:p text:style-name="P44"><text:span text:style-name="T15"><text:s text:c="4"/></text:span><text:span text:style-name="T15">(for j from {D+1} to {D+9}</text:span></text:p>
          <text:p text:style-name="P44"><text:span text:style-name="T15"><text:s text:c="8"/></text:span><text:span text:style-name="T15">(for k from i to (+ i {D+2})</text:span></text:p>
          <text:p text:style-name="P44"><text:span text:style-name="T15"><text:s text:c="12"/></text:span><text:span text:style-name="T15">(print k)</text:span></text:p>
          <text:p text:style-name="P44"><text:span text:style-name="T15"><text:s text:c="12"/></text:span><text:span text:style-name="T15">(print [x])</text:span></text:p>
          <text:p text:style-name="P44"><text:span text:style-name="T15"><text:s text:c="12"/></text:span><text:span text:style-name="T15">(print j)</text:span></text:p>
          <text:p text:style-name="P44"><text:span text:style-name="T15"><text:s text:c="12"/></text:span><text:span text:style-name="T15">(print [=])</text:span></text:p>
          <text:p text:style-name="P44"><text:span text:style-name="T15"><text:s text:c="12"/></text:span><text:span text:style-name="T15">(if (&lt; (* k j) {D+10}) (print [ ]))</text:span></text:p>
          <text:p text:style-name="P44"><text:span text:style-name="T15"><text:s text:c="12"/></text:span><text:span text:style-name="T15">(print (* k j))</text:span></text:p>
          <text:p text:style-name="P44"><text:span text:style-name="T15"><text:s text:c="12"/></text:span><text:span text:style-name="T15">(print [|tab|])</text:span></text:p>
          <text:p text:style-name="P44"><text:span text:style-name="T15"><text:s text:c="8"/></text:span><text:span text:style-name="T15">)</text:span></text:p>
          <text:p text:style-name="P44"><text:span text:style-name="T15"><text:s text:c="8"/></text:span><text:span text:style-name="T15">(print [|newline|])</text:span></text:p>
          <text:p text:style-name="P44"><text:span text:style-name="T15"><text:s text:c="4"/></text:span><text:span text:style-name="T15">)</text:span></text:p>
          <text:p text:style-name="P44"><text:span text:style-name="T15"><text:s text:c="4"/></text:span><text:span text:style-name="T15">(print [|0A|])</text:span></text:p>
          <text:p text:style-name="P44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5">1.step(to: 9, by: 3) do |i|</text:span></text:p>
          <text:p text:style-name="P17"><text:span text:style-name="T25"><text:s text:c="4"/></text:span><text:span text:style-name="T25">1.upto(9) do |j|</text:span></text:p>
          <text:p text:style-name="P17"><text:span text:style-name="T25"><text:s text:c="8"/></text:span><text:span text:style-name="T25">[i, i+1, i+2].each do |k|</text:span></text:p>
          <text:p text:style-name="P17"><text:span text:style-name="T25"><text:s text:c="12"/></text:span><text:span text:style-name="T25">print "#{k}x#{j}=#{k*j&lt;10 ? " " : ""}#{k*j}\t"</text:span></text:p>
          <text:p text:style-name="P17"><text:span text:style-name="T25"><text:s text:c="8"/></text:span><text:span text:style-name="T25">end</text:span></text:p>
          <text:p text:style-name="P17"><text:span text:style-name="T25"><text:s text:c="8"/></text:span><text:span text:style-name="T25">puts</text:span></text:p>
          <text:p text:style-name="P17"><text:span text:style-name="T25"><text:s text:c="4"/></text:span><text:span text:style-name="T25">end</text:span></text:p>
          <text:p text:style-name="P17"><text:span text:style-name="T25"><text:s text:c="4"/></text:span><text:span text:style-name="T25">puts</text:span></text:p>
          <text:p text:style-name="P17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4">! Factor mt9x9.factor</text:span></text:p>
          <text:p text:style-name="P44"><text:span text:style-name="T18"/></text:p>
          <text:p text:style-name="P44"><text:span text:style-name="T15">USING: byte-arrays io io.encodings.ascii io.encodings.string</text:span></text:p>
          <text:p text:style-name="P44"><text:span text:style-name="T15">kernel math prettyprint ranges sequences ;</text:span></text:p>
          <text:p text:style-name="P44"><text:span text:style-name="T15">1 9 3 &lt;range&gt; [</text:span></text:p>
          <text:p text:style-name="P44"><text:span text:style-name="T15"><text:s text:c="4"/></text:span><text:span text:style-name="T15">9 [1..b] [</text:span></text:p>
          <text:p text:style-name="P44"><text:span text:style-name="T15"><text:s text:c="8"/></text:span><text:span text:style-name="T15">over dup</text:span></text:p>
          <text:p text:style-name="P44"><text:span text:style-name="T15"><text:s text:c="8"/></text:span><text:span text:style-name="T15">2 + 1 &lt;range&gt; [</text:span></text:p>
          <text:p text:style-name="P44"><text:span text:style-name="T15"><text:s text:c="12"/></text:span><text:span text:style-name="T15">2dup</text:span></text:p>
          <text:p text:style-name="P44"><text:span text:style-name="T15"><text:s text:c="12"/></text:span><text:span text:style-name="T15">pprint "x" write</text:span></text:p>
          <text:p text:style-name="P44"><text:span text:style-name="T15"><text:s text:c="12"/></text:span><text:span text:style-name="T15">pprint "=" write</text:span></text:p>
          <text:p text:style-name="P44"><text:span text:style-name="T15"><text:s text:c="12"/></text:span><text:span text:style-name="T15">over * dup 10 &lt; [ bl pprint ] [ pprint ] if</text:span></text:p>
          <text:p text:style-name="P44"><text:span text:style-name="T15"><text:s text:c="12"/></text:span><text:span text:style-name="T15">9 1byte-array ascii decode write</text:span></text:p>
          <text:p text:style-name="P44"><text:span text:style-name="T15"><text:s text:c="8"/></text:span><text:span text:style-name="T15">] each</text:span></text:p>
          <text:p text:style-name="P44"><text:span text:style-name="T15"><text:s text:c="8"/></text:span><text:span text:style-name="T15">drop</text:span></text:p>
          <text:p text:style-name="P44"><text:span text:style-name="T15"><text:s text:c="8"/></text:span><text:span text:style-name="T15">"\n" write</text:span></text:p>
          <text:p text:style-name="P44"><text:span text:style-name="T15"><text:s text:c="4"/></text:span><text:span text:style-name="T15">] each</text:span></text:p>
          <text:p text:style-name="P44"><text:span text:style-name="T15"><text:s text:c="4"/></text:span><text:span text:style-name="T15">drop</text:span></text:p>
          <text:p text:style-name="P44"><text:span text:style-name="T15"><text:s text:c="4"/></text:span><text:span text:style-name="T15">nl</text:span></text:p>
          <text:p text:style-name="P44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-- idris mt9x9.idr -o mt9x9 &amp;&amp; ./mt9x9</text:span></text:p>
          <text:p text:style-name="P42"><text:span text:style-name="T24"/></text:p>
          <text:p text:style-name="P42"><text:span text:style-name="T25">item : Nat -&gt; Nat -&gt; String</text:span></text:p>
          <text:p text:style-name="P42"><text:span text:style-name="T25">item j k = (show k)++"x"++(show j)++"="++</text:span></text:p>
          <text:p text:style-name="P42"><text:span text:style-name="T25"><text:s text:c="4"/></text:span><text:span text:style-name="T25">(if k*j &lt; 10 then " " else "")++(show (k*j))++" "</text:span></text:p>
          <text:p text:style-name="P42"><text:span text:style-name="T25">line : Nat -&gt; Nat -&gt; String</text:span></text:p>
          <text:p text:style-name="P42"><text:span text:style-name="T25">line i j = unwords $ map (item j) [(i)..(i+2)]</text:span></text:p>
          <text:p text:style-name="P42"><text:span text:style-name="T25">block : Nat -&gt; String</text:span></text:p>
          <text:p text:style-name="P42"><text:span text:style-name="T25">block i = unlines $ map (line i) [1..9]</text:span></text:p>
          <text:p text:style-name="P42"><text:span text:style-name="T25">main : IO ()</text:span></text:p>
          <text:p text:style-name="P42"><text:span text:style-name="T25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21">// pure -c mt9x9.pure -o mt9x9 &amp;&amp; ./mt9x9 || pure mt9x9.pure</text:span></text:p>
          <text:p text:style-name="P56"><text:span text:style-name="T34"/></text:p>
          <text:p text:style-name="P56"><text:span text:style-name="T23">using system;</text:span></text:p>
          <text:p text:style-name="P56"><text:span text:style-name="T23">map block [1, 4, 7] with</text:span></text:p>
          <text:p text:style-name="P56"><text:span text:style-name="T23"><text:s text:c="4"/></text:span><text:span text:style-name="T23">block i = map (line i) (1..9);</text:span></text:p>
          <text:p text:style-name="P56"><text:span text:style-name="T23"><text:s text:c="4"/></text:span><text:span text:style-name="T23">line i j = map (item j) (i..i+2);</text:span></text:p>
          <text:p text:style-name="P56"><text:span text:style-name="T23"><text:s text:c="4"/></text:span><text:span text:style-name="T23">item j k = printf ("%dx%d=%2d%s") (k, j, k*j,</text:span></text:p>
          <text:p text:style-name="P56"><text:span text:style-name="T23"><text:s text:c="8"/></text:span><text:span text:style-name="T23">(if k mod 3~=0 then "\t" else if j==9 then "\n\n" else "\n"));</text:span></text:p>
          <text:p text:style-name="P56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// clm -nt mt9x9 -o mt9x9 &amp;&amp; ./mt9x9</text:span></text:p>
          <text:p text:style-name="P42"><text:span text:style-name="T24"/></text:p>
          <text:p text:style-name="P42"><text:span text:style-name="T25">module mt9x9</text:span></text:p>
          <text:p text:style-name="P42"><text:span text:style-name="T25">import StdEnv</text:span></text:p>
          <text:p text:style-name="P42"><text:span text:style-name="T25">item j k = toString k +++ "x" +++ toString j +++ "=" +++</text:span></text:p>
          <text:p text:style-name="P42"><text:span text:style-name="T25"><text:tab/></text:span><text:span text:style-name="T25">if (k*j &lt; 10) " " "" +++ toString (k*j) +++ "\t"</text:span></text:p>
          <text:p text:style-name="P42"><text:span text:style-name="T25">line i j = map (item j) [i .. i+2] ++ ["\n"]</text:span></text:p>
          <text:p text:style-name="P42"><text:span text:style-name="T25">block i = flatten (map (line i) [1 .. 9]) ++ ["\n"]</text:span></text:p>
          <text:p text:style-name="P42"><text:span text:style-name="T25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9" draw:layer="layout" svg:width="11.2cm" svg:height="11.4cm" svg:x="13.151cm" svg:y="6.8cm">
          <text:p text:style-name="P58"><text:span text:style-name="T35">{-# OPTIONS --guardedness #-}</text:span></text:p>
          <text:p text:style-name="P58"><text:span text:style-name="T35">-- agda -i /usr/share/Agda-stdlib/src -c mt9x9.agda &amp;&amp; ./mt9x9</text:span></text:p>
          <text:p text:style-name="P58"><text:span text:style-name="T36"/></text:p>
          <text:p text:style-name="P58"><text:span text:style-name="T37">module mt9x9 where</text:span></text:p>
          <text:p text:style-name="P58"><text:span text:style-name="T37">open import Data.Nat using (ℕ; _+_; _*_)</text:span></text:p>
          <text:p text:style-name="P58"><text:span text:style-name="T37">open import Data.Nat.Show using (show)</text:span></text:p>
          <text:p text:style-name="P58"><text:span text:style-name="T37">open import Data.String using (String; padLeft; _++_; concat)</text:span></text:p>
          <text:p text:style-name="P58"><text:span text:style-name="T37">open import Data.List using ([]; map; _∷_)</text:span></text:p>
          <text:p text:style-name="P58"><text:span text:style-name="T37">open import Text.Printf using (printf)</text:span></text:p>
          <text:p text:style-name="P58"><text:span text:style-name="T37">open import IO using (Main; run; putStr)</text:span></text:p>
          <text:p text:style-name="P58"><text:span text:style-name="T37">item : ℕ -&gt; ℕ -&gt; String</text:span></text:p>
          <text:p text:style-name="P58"><text:span text:style-name="T37">item j k = printf "%ux%u=%s\t" k j (padLeft ' ' 2 (show (k * j)))</text:span></text:p>
          <text:p text:style-name="P58"><text:span text:style-name="T37">line : ℕ -&gt; ℕ -&gt; String</text:span></text:p>
          <text:p text:style-name="P58"><text:span text:style-name="T37">line i j = concat (map (item j) (i ∷ (i + 1) ∷ (i + 2) ∷ [])) ++ "\n"</text:span></text:p>
          <text:p text:style-name="P58"><text:span text:style-name="T37">block : ℕ -&gt; String</text:span></text:p>
          <text:p text:style-name="P58"><text:span text:style-name="T37">block i = concat (map (line i) (1 ∷ 2 ∷ 3 ∷ 4 ∷ 5 ∷ 6 ∷ 7 ∷ 8 ∷ 9 ∷ [])) ++ "\n"</text:span></text:p>
          <text:p text:style-name="P58"><text:span text:style-name="T37">main : Main</text:span></text:p>
          <text:p text:style-name="P58"><text:span text:style-name="T37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2" draw:layer="layout" svg:width="11.2cm" svg:height="11.4cm" svg:x="1.2cm" svg:y="6.8cm">
          <text:p text:style-name="P60"><text:span text:style-name="T38">-- se c mt9x9.e -clean -o mt9x9 &amp;&amp; ./mt9x9</text:span></text:p>
          <text:p text:style-name="P61"><text:span text:style-name="T39"/></text:p>
          <text:p text:style-name="P61"><text:span text:style-name="T40">class MT9X9</text:span></text:p>
          <text:p text:style-name="P61"><text:span text:style-name="T40">create {ANY}</text:span></text:p>
          <text:p text:style-name="P61"><text:span text:style-name="T40"><text:s text:c="4"/></text:span><text:span text:style-name="T40">make</text:span></text:p>
          <text:p text:style-name="P61"><text:span text:style-name="T40">feature {ANY}</text:span></text:p>
          <text:p text:style-name="P61"><text:span text:style-name="T40"><text:s text:c="4"/></text:span><text:span text:style-name="T40">make</text:span></text:p>
          <text:p text:style-name="P61"><text:span text:style-name="T40"><text:s text:c="8"/></text:span><text:span text:style-name="T40">local i: INTEGER</text:span></text:p>
          <text:p text:style-name="P61"><text:span text:style-name="T40"><text:s text:c="8"/></text:span><text:span text:style-name="T40">do</text:span></text:p>
          <text:p text:style-name="P61"><text:span text:style-name="T40"><text:s text:c="12"/></text:span><text:span text:style-name="T40">from i := 1</text:span></text:p>
          <text:p text:style-name="P61"><text:span text:style-name="T40"><text:s text:c="12"/></text:span><text:span text:style-name="T40">until i &gt; 9</text:span></text:p>
          <text:p text:style-name="P61"><text:span text:style-name="T40"><text:s text:c="12"/></text:span><text:span text:style-name="T40">loop</text:span></text:p>
          <text:p text:style-name="P61"><text:span text:style-name="T40"><text:s text:c="16"/></text:span><text:span text:style-name="T40">block(i)</text:span></text:p>
          <text:p text:style-name="P61"><text:span text:style-name="T40"><text:s text:c="16"/></text:span><text:span text:style-name="T40">print("%N")</text:span></text:p>
          <text:p text:style-name="P61"><text:span text:style-name="T40"><text:s text:c="16"/></text:span><text:span text:style-name="T40">i := i + 3</text:span></text:p>
          <text:p text:style-name="P61"><text:span text:style-name="T40"><text:s text:c="12"/></text:span><text:span text:style-name="T40">end</text:span></text:p>
          <text:p text:style-name="P61"><text:span text:style-name="T40"><text:s text:c="8"/></text:span><text:span text:style-name="T40">end</text:span></text:p>
          <text:p text:style-name="P61"><text:span text:style-name="T40"><text:s text:c="4"/></text:span><text:span text:style-name="T40">block (i: INTEGER)</text:span></text:p>
          <text:p text:style-name="P61"><text:span text:style-name="T40"><text:s text:c="8"/></text:span><text:span text:style-name="T40">local j: INTEGER</text:span></text:p>
          <text:p text:style-name="P61"><text:span text:style-name="T40"><text:s text:c="8"/></text:span><text:span text:style-name="T40">do</text:span></text:p>
          <text:p text:style-name="P61"><text:span text:style-name="T40"><text:s text:c="12"/></text:span><text:span text:style-name="T40">from j := 1</text:span></text:p>
          <text:p text:style-name="P61"><text:span text:style-name="T40"><text:s text:c="12"/></text:span><text:span text:style-name="T40">until j &gt; 9</text:span></text:p>
          <text:p text:style-name="P61"><text:span text:style-name="T40"><text:s text:c="12"/></text:span><text:span text:style-name="T40">loop</text:span></text:p>
          <text:p text:style-name="P61"><text:span text:style-name="T40"><text:s text:c="16"/></text:span><text:span text:style-name="T40">line(i, j)</text:span></text:p>
          <text:p text:style-name="P61"><text:span text:style-name="T40"><text:s text:c="16"/></text:span><text:span text:style-name="T40">io.put_new_line</text:span></text:p>
          <text:p text:style-name="P61"><text:span text:style-name="T40"><text:s text:c="16"/></text:span><text:span text:style-name="T40">j := j + 1</text:span></text:p>
          <text:p text:style-name="P61"><text:span text:style-name="T40"><text:s text:c="12"/></text:span><text:span text:style-name="T40">end</text:span></text:p>
          <text:p text:style-name="P61"><text:span text:style-name="T40"><text:s text:c="8"/></text:span><text:span text:style-name="T40">end</text:span></text:p>
          <text:p text:style-name="P61"><text:span text:style-name="T40"><text:s text:c="4"/></text:span><text:span text:style-name="T40">line (i, j: INTEGER)</text:span></text:p>
          <text:p text:style-name="P61"><text:span text:style-name="T40"><text:s text:c="8"/></text:span><text:span text:style-name="T40">local k: INTEGER</text:span></text:p>
          <text:p text:style-name="P61"><text:span text:style-name="T40"><text:s text:c="8"/></text:span><text:span text:style-name="T40">do</text:span></text:p>
          <text:p text:style-name="P61"><text:span text:style-name="T40"><text:s text:c="12"/></text:span><text:span text:style-name="T40">from k := i</text:span></text:p>
          <text:p text:style-name="P61"><text:span text:style-name="T40"><text:s text:c="12"/></text:span><text:span text:style-name="T40">until k &gt; i+2</text:span></text:p>
          <text:p text:style-name="P61"><text:span text:style-name="T40"><text:s text:c="12"/></text:span><text:span text:style-name="T40">loop</text:span></text:p>
          <text:p text:style-name="P61"><text:span text:style-name="T40"><text:s text:c="16"/></text:span><text:span text:style-name="T40">io.put_string(k.out + "x" + j.out + "=")</text:span></text:p>
          <text:p text:style-name="P61"><text:span text:style-name="T40"><text:s text:c="16"/></text:span><text:span text:style-name="T40">io.put_string(if k*j&lt;10 then " " else "" end)</text:span></text:p>
          <text:p text:style-name="P61"><text:span text:style-name="T40"><text:s text:c="16"/></text:span><text:span text:style-name="T40">io.put_string((k*j).out + "%T")</text:span></text:p>
          <text:p text:style-name="P61"><text:span text:style-name="T40"><text:s text:c="16"/></text:span><text:span text:style-name="T40">k := k + 1</text:span></text:p>
          <text:p text:style-name="P61"><text:span text:style-name="T40"><text:s text:c="12"/></text:span><text:span text:style-name="T40">end</text:span></text:p>
          <text:p text:style-name="P61"><text:span text:style-name="T40"><text:s text:c="8"/></text:span><text:span text:style-name="T40">end</text:span></text:p>
          <text:p text:style-name="P61"><text:span text:style-name="T4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1" draw:layer="layout" svg:width="11.2cm" svg:height="11.4cm" svg:x="13.151cm" svg:y="6.8cm">
          <text:p text:style-name="P39"><text:span text:style-name="T14">% gplc mt9x9.prolog &amp;&amp; ./mt9x9</text:span></text:p>
          <text:p text:style-name="P40"><text:span text:style-name="T24"/></text:p>
          <text:p text:style-name="P40"><text:span text:style-name="T25">:- initialization(main).</text:span></text:p>
          <text:p text:style-name="P40"><text:span text:style-name="T25">item(I,J,K) :-</text:span></text:p>
          <text:p text:style-name="P40"><text:span text:style-name="T25"><text:s text:c="4"/></text:span><text:span text:style-name="T25">K =&lt; I+2 -&gt; (</text:span></text:p>
          <text:p text:style-name="P40"><text:span text:style-name="T25"><text:s text:c="8"/></text:span><text:span text:style-name="T25">format('%dx%d=%2d\t',[K,J,K*J]),</text:span></text:p>
          <text:p text:style-name="P40"><text:span text:style-name="T25"><text:s text:c="8"/></text:span><text:span text:style-name="T25">item(I,J,K+1)</text:span></text:p>
          <text:p text:style-name="P40"><text:span text:style-name="T25"><text:s text:c="4"/></text:span><text:span text:style-name="T25">); format('~n',[]).</text:span></text:p>
          <text:p text:style-name="P40"><text:span text:style-name="T25">line(I,J) :-</text:span></text:p>
          <text:p text:style-name="P40"><text:span text:style-name="T25"><text:s text:c="4"/></text:span><text:span text:style-name="T25">J =&lt; 9 -&gt; (</text:span></text:p>
          <text:p text:style-name="P40"><text:span text:style-name="T25"><text:s text:c="8"/></text:span><text:span text:style-name="T25">item(I,J,I),</text:span></text:p>
          <text:p text:style-name="P40"><text:span text:style-name="T25"><text:s text:c="8"/></text:span><text:span text:style-name="T25">line(I,J+1)</text:span></text:p>
          <text:p text:style-name="P40"><text:span text:style-name="T25"><text:s text:c="4"/></text:span><text:span text:style-name="T25">); nl.</text:span></text:p>
          <text:p text:style-name="P40"><text:span text:style-name="T25">block(I) :-</text:span></text:p>
          <text:p text:style-name="P40"><text:span text:style-name="T25"><text:s text:c="4"/></text:span><text:span text:style-name="T25">I =&lt; 9 -&gt; (</text:span></text:p>
          <text:p text:style-name="P40"><text:span text:style-name="T25"><text:s text:c="8"/></text:span><text:span text:style-name="T25">line(I,1),</text:span></text:p>
          <text:p text:style-name="P40"><text:span text:style-name="T25"><text:s text:c="8"/></text:span><text:span text:style-name="T25">block(I+3)</text:span></text:p>
          <text:p text:style-name="P40"><text:span text:style-name="T25"><text:s text:c="4"/></text:span><text:span text:style-name="T25">); halt.</text:span></text:p>
          <text:p text:style-name="P40"><text:span text:style-name="T25">main :-</text:span></text:p>
          <text:p text:style-name="P40"><text:span text:style-name="T25"><text:s text:c="4"/></text:span><text:span text:style-name="T25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4" draw:text-style-name="P63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7"/></text:p>
          <text:p text:style-name="P22"><text:span text:style-name="T41">-module(mt9x9).</text:span></text:p>
          <text:p text:style-name="P22"><text:span text:style-name="T41">-export([start/0]).</text:span></text:p>
          <text:p text:style-name="P22"><text:span text:style-name="T41">start() -&gt;</text:span></text:p>
          <text:p text:style-name="P22"><text:span text:style-name="T41"><text:s text:c="4"/></text:span><text:span text:style-name="T41">[block(I) || I &lt;- lists:seq(1, 9, 3)].</text:span></text:p>
          <text:p text:style-name="P22"><text:span text:style-name="T41">block(I) -&gt;</text:span></text:p>
          <text:p text:style-name="P22"><text:span text:style-name="T41"><text:s text:c="4"/></text:span><text:span text:style-name="T41">[line(I, J) || J &lt;- lists:seq(1, 9)],</text:span></text:p>
          <text:p text:style-name="P22"><text:span text:style-name="T41"><text:s text:c="4"/></text:span><text:span text:style-name="T41">io:fwrite("~n").</text:span></text:p>
          <text:p text:style-name="P22"><text:span text:style-name="T41">line(I, J) -&gt;</text:span></text:p>
          <text:p text:style-name="P22"><text:span text:style-name="T41"><text:s text:c="4"/></text:span><text:span text:style-name="T41">[io:format("~Bx~B=~2B\t", [K, J, K*J]) || K &lt;- lists:seq(I, I+2)],</text:span></text:p>
          <text:p text:style-name="P22"><text:span text:style-name="T41"><text:s text:c="4"/></text:span><text:span text:style-name="T41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8" draw:layer="layout" svg:width="11.2cm" svg:height="11.4cm" svg:x="13.154cm" svg:y="6.8cm">
          <text:p text:style-name="P27"><text:span text:style-name="T21">#!/usr/bin/escript</text:span></text:p>
          <text:p text:style-name="P27"><text:span text:style-name="T21">% ./mt9x9.es || escript mt9x9.es</text:span></text:p>
          <text:p text:style-name="P27"><text:span text:style-name="T28"/></text:p>
          <text:p text:style-name="P27"><text:span text:style-name="T22">main(_) -&gt;</text:span></text:p>
          <text:p text:style-name="P27"><text:span text:style-name="T22"><text:s text:c="4"/></text:span><text:span text:style-name="T22">[block(I) || I &lt;- lists:seq(1, 9, 3)].</text:span></text:p>
          <text:p text:style-name="P27"><text:span text:style-name="T22">block(I) -&gt;</text:span></text:p>
          <text:p text:style-name="P27"><text:span text:style-name="T22"><text:s text:c="4"/></text:span><text:span text:style-name="T22">[line(I, J) || J &lt;- lists:seq(1, 9)],</text:span></text:p>
          <text:p text:style-name="P27"><text:span text:style-name="T22"><text:s text:c="4"/></text:span><text:span text:style-name="T22">io:fwrite("~n").</text:span></text:p>
          <text:p text:style-name="P27"><text:span text:style-name="T22">line(I, J) -&gt;</text:span></text:p>
          <text:p text:style-name="P27"><text:span text:style-name="T22"><text:s text:c="4"/></text:span><text:span text:style-name="T22">[io:format("~Bx~B=~2B\t", [K, J, K*J]) || K &lt;- lists:seq(I, I+2)],</text:span></text:p>
          <text:p text:style-name="P27"><text:span text:style-name="T22"><text:s text:c="4"/></text:span><text:span text:style-name="T22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5" draw:text-style-name="P65" draw:layer="layout" svg:width="11.2cm" svg:height="11.4cm" svg:x="1.2cm" svg:y="6.8cm">
          <text:p text:style-name="P64"><text:span text:style-name="T14">// patscc mt9x9.dats -o mt9x9 &amp;&amp; ./mt9x9</text:span></text:p>
          <text:p text:style-name="P64"><text:span text:style-name="T16"/></text:p>
          <text:p text:style-name="P64"><text:span text:style-name="T42">#include "share/atspre_staload.hats"</text:span></text:p>
          <text:p text:style-name="P64"><text:span text:style-name="T42">implement main0() = block(1) where {</text:span></text:p>
          <text:p text:style-name="P64"><text:span text:style-name="T42"><text:s text:c="4"/></text:span><text:span text:style-name="T42">fun item(i: int, j: int, k: int): void =</text:span></text:p>
          <text:p text:style-name="P64"><text:span text:style-name="T42"><text:s text:c="8"/></text:span><text:span text:style-name="T42">if k &lt;= i+2 then (</text:span></text:p>
          <text:p text:style-name="P64"><text:span text:style-name="T42"><text:s text:c="12"/></text:span><text:span text:style-name="T42">print!(k, "x", j, "=",</text:span></text:p>
          <text:p text:style-name="P64"><text:span text:style-name="T42"><text:s text:c="16"/></text:span><text:span text:style-name="T42">(if k*j &lt; 10 then " " else ""): string, k*j, "\t");</text:span></text:p>
          <text:p text:style-name="P64"><text:span text:style-name="T42"><text:s text:c="12"/></text:span><text:span text:style-name="T42">item(i, j, k+1)</text:span></text:p>
          <text:p text:style-name="P64"><text:span text:style-name="T42"><text:s text:c="8"/></text:span><text:span text:style-name="T42">)</text:span></text:p>
          <text:p text:style-name="P64"><text:span text:style-name="T42"><text:s text:c="4"/></text:span><text:span text:style-name="T42">fun line(i: int, j: int): void =</text:span></text:p>
          <text:p text:style-name="P64"><text:span text:style-name="T42"><text:s text:c="8"/></text:span><text:span text:style-name="T42">if j &lt;= 9 then (</text:span></text:p>
          <text:p text:style-name="P64"><text:span text:style-name="T42"><text:s text:c="12"/></text:span><text:span text:style-name="T42">item(i, j, i);</text:span></text:p>
          <text:p text:style-name="P64"><text:span text:style-name="T42"><text:s text:c="12"/></text:span><text:span text:style-name="T42">print("\n");</text:span></text:p>
          <text:p text:style-name="P64"><text:span text:style-name="T42"><text:s text:c="12"/></text:span><text:span text:style-name="T42">line(i, j+1)</text:span></text:p>
          <text:p text:style-name="P64"><text:span text:style-name="T42"><text:s text:c="8"/></text:span><text:span text:style-name="T42">)</text:span></text:p>
          <text:p text:style-name="P64"><text:span text:style-name="T42"><text:s text:c="4"/></text:span><text:span text:style-name="T42">fun block(i: int): void =</text:span></text:p>
          <text:p text:style-name="P64"><text:span text:style-name="T42"><text:s text:c="8"/></text:span><text:span text:style-name="T42">if i &lt;= 9 then (</text:span></text:p>
          <text:p text:style-name="P64"><text:span text:style-name="T42"><text:s text:c="12"/></text:span><text:span text:style-name="T42">line(i, 1);</text:span></text:p>
          <text:p text:style-name="P64"><text:span text:style-name="T42"><text:s text:c="12"/></text:span><text:span text:style-name="T42">print_newline();</text:span></text:p>
          <text:p text:style-name="P64"><text:span text:style-name="T42"><text:s text:c="12"/></text:span><text:span text:style-name="T42">block(i+3)</text:span></text:p>
          <text:p text:style-name="P64"><text:span text:style-name="T42"><text:s text:c="8"/></text:span><text:span text:style-name="T42">)</text:span></text:p>
          <text:p text:style-name="P64"><text:span text:style-name="T4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7" draw:layer="layout" svg:width="11.2cm" svg:height="11.4cm" svg:x="1.2cm" svg:y="6.8cm">
          <text:p text:style-name="P66"><text:span text:style-name="T14">// grain mt9x9.gr || grain run mt9x9.gr.wasm</text:span></text:p>
          <text:p text:style-name="P66"><text:span text:style-name="T16"/></text:p>
          <text:p text:style-name="P66"><text:span text:style-name="T15">import File from "sys/file"</text:span></text:p>
          <text:p text:style-name="P66"><text:span text:style-name="T15">import Range from "range"</text:span></text:p>
          <text:p text:style-name="P66"><text:span text:style-name="T15">let item = (j, k) =&gt; {</text:span></text:p>
          <text:p text:style-name="P66"><text:span text:style-name="T15"><text:s text:c="2"/></text:span><text:span text:style-name="T15">File.fdWrite(File.stdout, toString(k) ++ "x")</text:span></text:p>
          <text:p text:style-name="P66"><text:span text:style-name="T15"><text:s text:c="2"/></text:span><text:span text:style-name="T15">File.fdWrite(File.stdout, toString(j) ++ "=")</text:span></text:p>
          <text:p text:style-name="P66"><text:span text:style-name="T15"><text:s text:c="2"/></text:span><text:span text:style-name="T15">if (k*j &lt; 10) {</text:span></text:p>
          <text:p text:style-name="P66"><text:span text:style-name="T15"><text:s text:c="4"/></text:span><text:span text:style-name="T15">File.fdWrite(File.stdout, " " ++ toString(k*j) ++ "\t")</text:span></text:p>
          <text:p text:style-name="P66"><text:span text:style-name="T15"><text:s text:c="2"/></text:span><text:span text:style-name="T15">} else {</text:span></text:p>
          <text:p text:style-name="P66"><text:span text:style-name="T15"><text:s text:c="4"/></text:span><text:span text:style-name="T15">File.fdWrite(File.stdout, toString(k*j) ++ "\t")</text:span></text:p>
          <text:p text:style-name="P66"><text:span text:style-name="T15"><text:s text:c="2"/></text:span><text:span text:style-name="T15">}</text:span></text:p>
          <text:p text:style-name="P66"><text:span text:style-name="T15"><text:s text:c="2"/></text:span><text:span text:style-name="T15">void</text:span></text:p>
          <text:p text:style-name="P66"><text:span text:style-name="T15">}</text:span></text:p>
          <text:p text:style-name="P66"><text:span text:style-name="T15">let line = (i, j) =&gt; {</text:span></text:p>
          <text:p text:style-name="P66"><text:span text:style-name="T15"><text:s text:c="2"/></text:span><text:span text:style-name="T15">Range.forEach(k =&gt; item(j, k), Range.Inclusive(i, i+2))</text:span></text:p>
          <text:p text:style-name="P66"><text:span text:style-name="T15"><text:s text:c="2"/></text:span><text:span text:style-name="T15">print("")</text:span></text:p>
          <text:p text:style-name="P66"><text:span text:style-name="T15">}</text:span></text:p>
          <text:p text:style-name="P66"><text:span text:style-name="T15">let block = (i) =&gt; {</text:span></text:p>
          <text:p text:style-name="P66"><text:span text:style-name="T15"><text:s text:c="2"/></text:span><text:span text:style-name="T15">Range.forEach(j =&gt; line(i*3+1, j), Range.Inclusive(1, 9))</text:span></text:p>
          <text:p text:style-name="P66"><text:span text:style-name="T15"><text:s text:c="2"/></text:span><text:span text:style-name="T15">print("")</text:span></text:p>
          <text:p text:style-name="P66"><text:span text:style-name="T15">}</text:span></text:p>
          <text:p text:style-name="P66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0" draw:layer="layout" svg:width="11.2cm" svg:height="11.4cm" svg:x="13.154cm" svg:y="6.8cm">
          <text:p text:style-name="P29"><text:span text:style-name="T14">#!/usr/bin/dc</text:span></text:p>
          <text:p text:style-name="P29"><text:span text:style-name="T14">[ ./mt9x9.dc || dc mt9x9.dc ]sz</text:span></text:p>
          <text:p text:style-name="P29"><text:span text:style-name="T18"/></text:p>
          <text:p text:style-name="P29"><text:span text:style-name="T15">[32 P]sS</text:span></text:p>
          <text:p text:style-name="P29"><text:span text:style-name="T15">[</text:span></text:p>
          <text:p text:style-name="P29"><text:span text:style-name="T15"><text:s/></text:span><text:span text:style-name="T15">lk n [x] P lj n [=] P lk lj * d 9 !&lt;S n 9 P</text:span></text:p>
          <text:p text:style-name="P29"><text:span text:style-name="T15"><text:s/></text:span><text:span text:style-name="T15">lk 1 + d sk li 2 + !&lt;K</text:span></text:p>
          <text:p text:style-name="P29"><text:span text:style-name="T15">]sK</text:span></text:p>
          <text:p text:style-name="P29"><text:span text:style-name="T15">[</text:span></text:p>
          <text:p text:style-name="P29"><text:span text:style-name="T15"><text:s/></text:span><text:span text:style-name="T15">li d sk lK x</text:span></text:p>
          <text:p text:style-name="P29"><text:span text:style-name="T15"><text:s/></text:span><text:span text:style-name="T15">10 P</text:span></text:p>
          <text:p text:style-name="P29"><text:span text:style-name="T15"><text:s/></text:span><text:span text:style-name="T15">lj 1 + d sj 9 !&lt;J</text:span></text:p>
          <text:p text:style-name="P29"><text:span text:style-name="T15">]sJ</text:span></text:p>
          <text:p text:style-name="P29"><text:span text:style-name="T15">[</text:span></text:p>
          <text:p text:style-name="P29"><text:span text:style-name="T15"><text:s/></text:span><text:span text:style-name="T15">1 d sj lJ x</text:span></text:p>
          <text:p text:style-name="P29"><text:span text:style-name="T15"><text:s/></text:span><text:span text:style-name="T15">10 P</text:span></text:p>
          <text:p text:style-name="P29"><text:span text:style-name="T15"><text:s/></text:span><text:span text:style-name="T15">li 3 + d si 9 !&lt;I</text:span></text:p>
          <text:p text:style-name="P29"><text:span text:style-name="T15">]sI</text:span></text:p>
          <text:p text:style-name="P29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4cm" svg:height="1.759cm" svg:x="17.8cm" svg:y="4.8cm">
          <draw:text-box>
            <text:p><text:span text:style-name="T17">D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9" draw:layer="layout" svg:width="11.2cm" svg:height="11.4cm" svg:x="1.2cm" svg:y="6.8cm">
          <text:p text:style-name="P68"><text:span text:style-name="T14">#! /usr/bin/gforth</text:span></text:p>
          <text:p text:style-name="P68"><text:span text:style-name="T14">\ ./mt9x9.fth || gforth mt9x9.fth</text:span></text:p>
          <text:p text:style-name="P68"><text:span text:style-name="T24"/></text:p>
          <text:p text:style-name="P68"><text:span text:style-name="T25">: mt9x9</text:span></text:p>
          <text:p text:style-name="P68"><text:span text:style-name="T25"><text:s text:c="4"/></text:span><text:span text:style-name="T25">10 1 do</text:span></text:p>
          <text:p text:style-name="P68"><text:span text:style-name="T25"><text:s text:c="8"/></text:span><text:span text:style-name="T25">10 1 do</text:span></text:p>
          <text:p text:style-name="P68"><text:span text:style-name="T25"><text:s text:c="12"/></text:span><text:span text:style-name="T25">3 0 do</text:span></text:p>
          <text:p text:style-name="P68"><text:span text:style-name="T25"><text:s text:c="16"/></text:span><text:span text:style-name="T25">i k + 1 u.r 120 emit</text:span></text:p>
          <text:p text:style-name="P68"><text:span text:style-name="T25"><text:s text:c="16"/></text:span><text:span text:style-name="T25">j 1 u.r 61 emit</text:span></text:p>
          <text:p text:style-name="P68"><text:span text:style-name="T25"><text:s text:c="16"/></text:span><text:span text:style-name="T25">i k + j * 2 u.r 9 emit</text:span></text:p>
          <text:p text:style-name="P68"><text:span text:style-name="T25"><text:s text:c="12"/></text:span><text:span text:style-name="T25">loop</text:span></text:p>
          <text:p text:style-name="P68"><text:span text:style-name="T25"><text:s text:c="12"/></text:span><text:span text:style-name="T25">10 emit</text:span></text:p>
          <text:p text:style-name="P68"><text:span text:style-name="T25"><text:s text:c="8"/></text:span><text:span text:style-name="T25">loop</text:span></text:p>
          <text:p text:style-name="P68"><text:span text:style-name="T25"><text:s text:c="8"/></text:span><text:span text:style-name="T25">cr</text:span></text:p>
          <text:p text:style-name="P68"><text:span text:style-name="T25"><text:s text:c="4"/></text:span><text:span text:style-name="T25">3 +loop ;</text:span></text:p>
          <text:p text:style-name="P68"><text:span text:style-name="T2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1" draw:layer="layout" svg:width="11.2cm" svg:height="11.4cm" svg:x="13.151cm" svg:y="6.8cm">
          <text:p text:style-name="P70"><text:span text:style-name="T14">#!/usr/bin/dao</text:span></text:p>
          <text:p text:style-name="P70"><text:span text:style-name="T14"># ./mt9x9.dao || dao mt9x9.dao</text:span></text:p>
          <text:p text:style-name="P70"><text:span text:style-name="T24"/></text:p>
          <text:p text:style-name="P70"><text:span text:style-name="T25">for(var i = 1:3:10) {</text:span></text:p>
          <text:p text:style-name="P70"><text:span text:style-name="T25"><text:s text:c="4"/></text:span><text:span text:style-name="T25">for(var j = 1:10) {</text:span></text:p>
          <text:p text:style-name="P70"><text:span text:style-name="T25"><text:s text:c="8"/></text:span><text:span text:style-name="T25">for(var k in {i, i+1, i+2})</text:span></text:p>
          <text:p text:style-name="P70"><text:span text:style-name="T25"><text:s text:c="12"/></text:span><text:span text:style-name="T25">io.writef("%dx%d=%2d\t", k, j, k*j)</text:span></text:p>
          <text:p text:style-name="P70"><text:span text:style-name="T25"><text:s text:c="8"/></text:span><text:span text:style-name="T25">io.write("\n")</text:span></text:p>
          <text:p text:style-name="P70"><text:span text:style-name="T25"><text:s text:c="4"/></text:span><text:span text:style-name="T25">}</text:span></text:p>
          <text:p text:style-name="P70"><text:span text:style-name="T25"><text:s text:c="4"/></text:span><text:span text:style-name="T25">io.writeln()</text:span></text:p>
          <text:p text:style-name="P70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2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3" draw:layer="layout" svg:width="11.2cm" svg:height="11.4cm" svg:x="1.2cm" svg:y="6.8cm">
          <text:p text:style-name="P72"><text:span text:style-name="T14">// chpl mt9x9.chpl &amp;&amp; ./mt9x9</text:span></text:p>
          <text:p text:style-name="P72"><text:span text:style-name="T16"/></text:p>
          <text:p text:style-name="P72"><text:span text:style-name="T25">for i in 1..9 by 3 {</text:span></text:p>
          <text:p text:style-name="P72"><text:span text:style-name="T25"><text:s text:c="4"/></text:span><text:span text:style-name="T25">for j in 1..9 {</text:span></text:p>
          <text:p text:style-name="P72"><text:span text:style-name="T25"><text:s text:c="8"/></text:span><text:span text:style-name="T25">for k in [i, i+1, i+2] {</text:span></text:p>
          <text:p text:style-name="P72"><text:span text:style-name="T25"><text:s text:c="12"/></text:span><text:span text:style-name="T25">writef("%{#}x%{#}=%{##}\t", k, j, k*j);</text:span></text:p>
          <text:p text:style-name="P72"><text:span text:style-name="T25"><text:s text:c="8"/></text:span><text:span text:style-name="T25">}</text:span></text:p>
          <text:p text:style-name="P72"><text:span text:style-name="T25"><text:s text:c="8"/></text:span><text:span text:style-name="T25">write('\n');</text:span></text:p>
          <text:p text:style-name="P72"><text:span text:style-name="T25"><text:s text:c="4"/></text:span><text:span text:style-name="T25">}</text:span></text:p>
          <text:p text:style-name="P72"><text:span text:style-name="T25"><text:s text:c="4"/></text:span><text:span text:style-name="T25">writeln();</text:span></text:p>
          <text:p text:style-name="P7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5" draw:layer="layout" svg:width="11.2cm" svg:height="11.4cm" svg:x="1.2cm" svg:y="6.8cm">
          <text:p text:style-name="P74"><text:span text:style-name="T29">* pspp mt9x9.sps</text:span></text:p>
          <text:p text:style-name="P74"><text:span text:style-name="T43"/></text:p>
          <text:p text:style-name="P74"><text:span text:style-name="T31">NEW FILE.</text:span></text:p>
          <text:p text:style-name="P74"><text:span text:style-name="T31">INPUT PROGRAM.</text:span></text:p>
          <text:p text:style-name="P74"><text:span text:style-name="T31"><text:s text:c="4"/></text:span><text:span text:style-name="T31">STRING #s #s0 TO #s2 (A6).</text:span></text:p>
          <text:p text:style-name="P74"><text:span text:style-name="T31"><text:s text:c="4"/></text:span><text:span text:style-name="T31">LOOP #i = 1 TO 9 BY 3.</text:span></text:p>
          <text:p text:style-name="P74"><text:span text:style-name="T31"><text:s text:c="8"/></text:span><text:span text:style-name="T31">LOOP #j = 1 TO 9.</text:span></text:p>
          <text:p text:style-name="P74"><text:span text:style-name="T31"><text:s text:c="12"/></text:span><text:span text:style-name="T31">LOOP #k = #i TO #i+2.</text:span></text:p>
          <text:p text:style-name="P74"><text:span text:style-name="T31"><text:s text:c="16"/></text:span><text:span text:style-name="T31">COMPUTE #s = CONCAT(STRING(#k,F1),"x",STRING(#j,F1),"=",STRING(#k*#j,F2)).</text:span></text:p>
          <text:p text:style-name="P74"><text:span text:style-name="T31"><text:s text:c="16"/></text:span><text:span text:style-name="T31">IF(#k = #i) #s0 = #s.</text:span></text:p>
          <text:p text:style-name="P74"><text:span text:style-name="T31"><text:s text:c="16"/></text:span><text:span text:style-name="T31">IF(#k = #i+1) #s1 = #s.</text:span></text:p>
          <text:p text:style-name="P74"><text:span text:style-name="T31"><text:s text:c="16"/></text:span><text:span text:style-name="T31">IF(#k = #i+2) #s2 = #s.</text:span></text:p>
          <text:p text:style-name="P74"><text:span text:style-name="T31"><text:s text:c="12"/></text:span><text:span text:style-name="T31">END LOOP.</text:span></text:p>
          <text:p text:style-name="P74"><text:span text:style-name="T31"><text:s text:c="12"/></text:span><text:span text:style-name="T31">PRINT / #s0(A6) " <text:s/>" #s1(A6) " <text:s/>" #s2(A6).</text:span></text:p>
          <text:p text:style-name="P74"><text:span text:style-name="T31"><text:s text:c="8"/></text:span><text:span text:style-name="T31">END LOOP.</text:span></text:p>
          <text:p text:style-name="P74"><text:span text:style-name="T31"><text:s text:c="8"/></text:span><text:span text:style-name="T31">PRINT.</text:span></text:p>
          <text:p text:style-name="P74"><text:span text:style-name="T31"><text:s text:c="4"/></text:span><text:span text:style-name="T31">END LOOP.</text:span></text:p>
          <text:p text:style-name="P74"><text:span text:style-name="T31"><text:s text:c="4"/></text:span><text:span text:style-name="T31">WRITE.</text:span></text:p>
          <text:p text:style-name="P74"><text:span text:style-name="T31"><text:s text:c="4"/></text:span><text:span text:style-name="T31">END FILE.</text:span></text:p>
          <text:p text:style-name="P74"><text:span text:style-name="T31">END INPUT PROGRAM.</text:span></text:p>
          <text:p text:style-name="P74"><text:span text:style-name="T31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7" draw:layer="layout" svg:width="11.2cm" svg:height="11.4cm" svg:x="13.154cm" svg:y="6.8cm">
          <text:p text:style-name="P76"><text:span text:style-name="T14"/></text:p>
          <text:p text:style-name="P76"><text:span text:style-name="T14">-- ghdl -c mt9x9.vhd -e mt9x9 &amp;&amp; ./mt9x9</text:span></text:p>
          <text:p text:style-name="P76"><text:span text:style-name="T18"/></text:p>
          <text:p text:style-name="P76"><text:span text:style-name="T18">LIBRARY std;</text:span></text:p>
          <text:p text:style-name="P76"><text:span text:style-name="T18">USE std.TEXTIO.all;</text:span></text:p>
          <text:p text:style-name="P76"><text:span text:style-name="T18">entity mt9x9 is</text:span></text:p>
          <text:p text:style-name="P76"><text:span text:style-name="T18">end mt9x9;</text:span></text:p>
          <text:p text:style-name="P76"><text:span text:style-name="T18">architecture mt9x9 of mt9x9 is</text:span></text:p>
          <text:p text:style-name="P76"><text:span text:style-name="T18">begin</text:span></text:p>
          <text:p text:style-name="P76"><text:span text:style-name="T18"><text:s text:c="4"/></text:span><text:span text:style-name="T18">process</text:span></text:p>
          <text:p text:style-name="P76"><text:span text:style-name="T18"><text:s text:c="8"/></text:span><text:span text:style-name="T18">variable i, j, k: integer;</text:span></text:p>
          <text:p text:style-name="P76"><text:span text:style-name="T18"><text:s text:c="8"/></text:span><text:span text:style-name="T18">variable s: line;</text:span></text:p>
          <text:p text:style-name="P76"><text:span text:style-name="T18"><text:s text:c="4"/></text:span><text:span text:style-name="T18">begin</text:span></text:p>
          <text:p text:style-name="P76"><text:span text:style-name="T18"><text:s text:c="8"/></text:span><text:span text:style-name="T18">for i in 1 to 9 loop</text:span></text:p>
          <text:p text:style-name="P76"><text:span text:style-name="T18"><text:s text:c="12"/></text:span><text:span text:style-name="T18">next when i mod 3 /= 1;</text:span></text:p>
          <text:p text:style-name="P76"><text:span text:style-name="T18"><text:s text:c="12"/></text:span><text:span text:style-name="T18">for j in 1 to 9 loop</text:span></text:p>
          <text:p text:style-name="P76"><text:span text:style-name="T18"><text:s text:c="16"/></text:span><text:span text:style-name="T18">for k in i to i+2 loop</text:span></text:p>
          <text:p text:style-name="P76"><text:span text:style-name="T18"><text:s text:c="20"/></text:span><text:span text:style-name="T18">write(s, k);</text:span></text:p>
          <text:p text:style-name="P76"><text:span text:style-name="T18"><text:s text:c="20"/></text:span><text:span text:style-name="T18">write(s, 'x');</text:span></text:p>
          <text:p text:style-name="P76"><text:span text:style-name="T18"><text:s text:c="20"/></text:span><text:span text:style-name="T18">write(s, j);</text:span></text:p>
          <text:p text:style-name="P76"><text:span text:style-name="T18"><text:s text:c="20"/></text:span><text:span text:style-name="T18">write(s, '=');</text:span></text:p>
          <text:p text:style-name="P76"><text:span text:style-name="T18"><text:s text:c="20"/></text:span><text:span text:style-name="T18">write(s, k*j, right, 2);</text:span></text:p>
          <text:p text:style-name="P76"><text:span text:style-name="T18"><text:s text:c="20"/></text:span><text:span text:style-name="T18">write(s, character'val(9));</text:span></text:p>
          <text:p text:style-name="P76"><text:span text:style-name="T18"><text:s text:c="16"/></text:span><text:span text:style-name="T18">end loop;</text:span></text:p>
          <text:p text:style-name="P76"><text:span text:style-name="T18"><text:s text:c="16"/></text:span><text:span text:style-name="T18">writeline(OUTPUT, s);</text:span></text:p>
          <text:p text:style-name="P76"><text:span text:style-name="T18"><text:s text:c="12"/></text:span><text:span text:style-name="T18">end loop;</text:span></text:p>
          <text:p text:style-name="P76"><text:span text:style-name="T18"><text:s text:c="12"/></text:span><text:span text:style-name="T18">write(s, character'val(0));</text:span></text:p>
          <text:p text:style-name="P76"><text:span text:style-name="T18"><text:s text:c="12"/></text:span><text:span text:style-name="T18">writeline(OUTPUT, s);</text:span></text:p>
          <text:p text:style-name="P76"><text:span text:style-name="T18"><text:s text:c="8"/></text:span><text:span text:style-name="T18">end loop;</text:span></text:p>
          <text:p text:style-name="P76"><text:span text:style-name="T18"><text:s text:c="8"/></text:span><text:span text:style-name="T18">wait;</text:span></text:p>
          <text:p text:style-name="P76"><text:span text:style-name="T18"><text:s text:c="4"/></text:span><text:span text:style-name="T18">end process;</text:span></text:p>
          <text:p text:style-name="P76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7" draw:layer="layout" svg:width="11.2cm" svg:height="11.4cm" svg:x="1.2cm" svg:y="6.8cm">
          <text:p text:style-name="P46"><text:span text:style-name="T21">#!/usr/bin/ampl</text:span></text:p>
          <text:p text:style-name="P46"><text:span text:style-name="T21"># ./mt9x9.run || ampl mt9x9.run</text:span></text:p>
          <text:p text:style-name="P46"><text:span text:style-name="T34"/></text:p>
          <text:p text:style-name="P46"><text:span text:style-name="T25">for {i in 1 .. 9 by 3} {</text:span></text:p>
          <text:p text:style-name="P46"><text:span text:style-name="T25"><text:s text:c="4"/></text:span><text:span text:style-name="T25">for {j in 1 .. 9} {</text:span></text:p>
          <text:p text:style-name="P46"><text:span text:style-name="T25"><text:s text:c="8"/></text:span><text:span text:style-name="T25">for {k in {i, i+1, i+2}} {</text:span></text:p>
          <text:p text:style-name="P46"><text:span text:style-name="T25"><text:s text:c="12"/></text:span><text:span text:style-name="T25">printf "%dx%d=%2d\t", k, j, k*j;</text:span></text:p>
          <text:p text:style-name="P46"><text:span text:style-name="T25"><text:s text:c="8"/></text:span><text:span text:style-name="T25">}</text:span></text:p>
          <text:p text:style-name="P46"><text:span text:style-name="T25"><text:s text:c="8"/></text:span><text:span text:style-name="T25">printf "\n";</text:span></text:p>
          <text:p text:style-name="P46"><text:span text:style-name="T25"><text:s text:c="4"/></text:span><text:span text:style-name="T25">}</text:span></text:p>
          <text:p text:style-name="P46"><text:span text:style-name="T25"><text:s text:c="4"/></text:span><text:span text:style-name="T25">printf "\n";</text:span></text:p>
          <text:p text:style-name="P46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7" draw:layer="layout" svg:width="11.2cm" svg:height="11.4cm" svg:x="1.2cm" svg:y="6.8cm">
          <text:p text:style-name="P46"><text:span text:style-name="T21">#!/usr/bin/mumps</text:span></text:p>
          <text:p text:style-name="P46"><text:span text:style-name="T21">; ./mt9x9.mps || mumps mt9x9.mps</text:span></text:p>
          <text:p text:style-name="P46"><text:span text:style-name="T34"/></text:p>
          <text:p text:style-name="P46"><text:span text:style-name="T25">mt9x9</text:span></text:p>
          <text:p text:style-name="P46"><text:span text:style-name="T25"><text:s/></text:span><text:span text:style-name="T25">for i=1:3:9 do</text:span></text:p>
          <text:p text:style-name="P46"><text:span text:style-name="T25"><text:s/></text:span><text:span text:style-name="T25">. for j=1:1:9 do</text:span></text:p>
          <text:p text:style-name="P46"><text:span text:style-name="T25"><text:s/></text:span><text:span text:style-name="T25">.. for k=i,i+1,i+2 do</text:span></text:p>
          <text:p text:style-name="P46"><text:span text:style-name="T25"><text:s/></text:span><text:span text:style-name="T25">... write k,"x",j,"=",$justify(k*j,2),$char(9)</text:span></text:p>
          <text:p text:style-name="P46"><text:span text:style-name="T25"><text:s/></text:span><text:span text:style-name="T25">.. write $char(10)</text:span></text:p>
          <text:p text:style-name="P46"><text:span text:style-name="T25"><text:s/></text:span><text:span text:style-name="T25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3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4">\: zoem -i mt9x9</text:span></text:p>
          <text:p text:style-name="P44"><text:span text:style-name="T18"/></text:p>
          <text:p text:style-name="P44"><text:span text:style-name="T15">\set{i}{1}</text:span></text:p>
          <text:p text:style-name="P44"><text:span text:style-name="T15">\while{\let{\i &lt;= 9}}{</text:span></text:p>
          <text:p text:style-name="P44"><text:span text:style-name="T15"><text:s text:c="4"/></text:span><text:span text:style-name="T15">\set{j}{1}</text:span></text:p>
          <text:p text:style-name="P44"><text:span text:style-name="T15"><text:s text:c="4"/></text:span><text:span text:style-name="T15">\while{\let{\j &lt;= 9}}{</text:span></text:p>
          <text:p text:style-name="P44"><text:span text:style-name="T15"><text:s text:c="8"/></text:span><text:span text:style-name="T15">\set{k}{\i}</text:span></text:p>
          <text:p text:style-name="P44"><text:span text:style-name="T15"><text:s text:c="8"/></text:span><text:span text:style-name="T15">\set{K}{0}</text:span></text:p>
          <text:p text:style-name="P44"><text:span text:style-name="T15"><text:s text:c="8"/></text:span><text:span text:style-name="T15">\while{\let{\K &lt;= 2}}{</text:span></text:p>
          <text:p text:style-name="P44"><text:span text:style-name="T15"><text:s text:c="12"/></text:span><text:span text:style-name="T15">\setx{k}{\let{\i + \K}}</text:span></text:p>
          <text:p text:style-name="P44"><text:span text:style-name="T15"><text:s text:c="12"/></text:span><text:span text:style-name="T15">\write{-}{txt}{\k\,x\j\,=}</text:span></text:p>
          <text:p text:style-name="P44"><text:span text:style-name="T15"><text:s text:c="12"/></text:span><text:span text:style-name="T15">\set{s}{\let{\k * \j}}</text:span></text:p>
          <text:p text:style-name="P44"><text:span text:style-name="T15"><text:s text:c="12"/></text:span><text:span text:style-name="T15">\if{\let{\s &lt; 10}}{\write{-}{txt}{ }}{}</text:span></text:p>
          <text:p text:style-name="P44"><text:span text:style-name="T15"><text:s text:c="12"/></text:span><text:span text:style-name="T15">\write{-}{txt}{\s <text:s/>}</text:span></text:p>
          <text:p text:style-name="P44"><text:span text:style-name="T15"><text:s text:c="12"/></text:span><text:span text:style-name="T15">\setx{K}{\let{\K + 1}}</text:span></text:p>
          <text:p text:style-name="P44"><text:span text:style-name="T15"><text:s text:c="8"/></text:span><text:span text:style-name="T15">}</text:span></text:p>
          <text:p text:style-name="P44"><text:span text:style-name="T15"><text:s text:c="8"/></text:span><text:span text:style-name="T15">\write{-}{txt}{\|}</text:span></text:p>
          <text:p text:style-name="P44"><text:span text:style-name="T15"><text:s text:c="8"/></text:span><text:span text:style-name="T15">\setx{j}{\let{\j + 1}}</text:span></text:p>
          <text:p text:style-name="P44"><text:span text:style-name="T15"><text:s text:c="4"/></text:span><text:span text:style-name="T15">}</text:span></text:p>
          <text:p text:style-name="P44"><text:span text:style-name="T15"><text:s text:c="4"/></text:span><text:span text:style-name="T15">\write{-}{txt}{\|}</text:span></text:p>
          <text:p text:style-name="P44"><text:span text:style-name="T15"><text:s text:c="4"/></text:span><text:span text:style-name="T15">\setx{i}{\let{\i + 3}}</text:span></text:p>
          <text:p text:style-name="P4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79" draw:layer="layout" svg:width="11.2cm" svg:height="11.4cm" svg:x="13.15cm" svg:y="6.8cm">
          <text:p text:style-name="P78"><text:span text:style-name="T19">-- sqlite3 &lt; mt9x9.sql</text:span></text:p>
          <text:p text:style-name="P78"><text:span text:style-name="T44"/></text:p>
          <text:p text:style-name="P78"><text:span text:style-name="T20">.mode tabs</text:span></text:p>
          <text:p text:style-name="P78"><text:span text:style-name="T20">CREATE TABLE t(j INT, i INT);</text:span></text:p>
          <text:p text:style-name="P78"><text:span text:style-name="T20">WITH RECURSIVE </text:span></text:p>
          <text:p text:style-name="P78"><text:span text:style-name="T20"><text:s text:c="2"/></text:span><text:span text:style-name="T20">for(j) AS (VALUES(1) UNION ALL SELECT j+1 FROM for WHERE j &lt; 9)</text:span></text:p>
          <text:p text:style-name="P78"><text:span text:style-name="T20">INSERT INTO t SELECT j, 1 FROM for;</text:span></text:p>
          <text:p text:style-name="P78"><text:span text:style-name="T20">SELECT i||'x'||j||'='||SUBSTR(' '||(i*j),-2,2),</text:span></text:p>
          <text:p text:style-name="P78"><text:span text:style-name="T20"><text:s text:c="7"/></text:span><text:span text:style-name="T20">(i+1)||'x'||j||'='||SUBSTR(' '||((i+1)*j),-2,2),</text:span></text:p>
          <text:p text:style-name="P78"><text:span text:style-name="T20"><text:s text:c="7"/></text:span><text:span text:style-name="T20">(i+2)||'x'||j||'='||SUBSTR(' '||((i+2)*j),-2,2) FROM t;</text:span></text:p>
          <text:p text:style-name="P78"><text:span text:style-name="T20">SELECT '';</text:span></text:p>
          <text:p text:style-name="P78"><text:span text:style-name="T20">UPDATE t SET i = i + 3;</text:span></text:p>
          <text:p text:style-name="P78"><text:span text:style-name="T20">SELECT i||'x'||j||'='||SUBSTR(' '||(i*j),-2,2),</text:span></text:p>
          <text:p text:style-name="P78"><text:span text:style-name="T20"><text:s text:c="7"/></text:span><text:span text:style-name="T20">(i+1)||'x'||j||'='||SUBSTR(' '||((i+1)*j),-2,2),</text:span></text:p>
          <text:p text:style-name="P78"><text:span text:style-name="T20"><text:s text:c="7"/></text:span><text:span text:style-name="T20">(i+2)||'x'||j||'='||SUBSTR(' '||((i+2)*j),-2,2) FROM t;</text:span></text:p>
          <text:p text:style-name="P78"><text:span text:style-name="T20">SELECT '';</text:span></text:p>
          <text:p text:style-name="P78"><text:span text:style-name="T20">UPDATE t SET i = i + 3;</text:span></text:p>
          <text:p text:style-name="P78"><text:span text:style-name="T20">SELECT i||'x'||j||'='||SUBSTR(' '||(i*j),-2,2),</text:span></text:p>
          <text:p text:style-name="P78"><text:span text:style-name="T20"><text:s text:c="7"/></text:span><text:span text:style-name="T20">(i+1)||'x'||j||'='||SUBSTR(' '||((i+1)*j),-2,2),</text:span></text:p>
          <text:p text:style-name="P78"><text:span text:style-name="T20"><text:s text:c="7"/></text:span><text:span text:style-name="T20">(i+2)||'x'||j||'='||SUBSTR(' '||((i+2)*j),-2,2) FROM t;</text:span></text:p>
          <text:p text:style-name="P78"><text:span text:style-name="T20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8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2" draw:layer="layout" svg:width="11.2cm" svg:height="11.4cm" svg:x="1.2cm" svg:y="6.8cm">
          <text:p text:style-name="P60"><text:span text:style-name="T21">*&gt; cobc -Fx mt9x9.cob &amp;&amp; ./mt9x9 || cobc -Fxj mt9x9.cob</text:span></text:p>
          <text:p text:style-name="P60"><text:span text:style-name="T34"/></text:p>
          <text:p text:style-name="P60"><text:span text:style-name="T23">identification division.</text:span></text:p>
          <text:p text:style-name="P60"><text:span text:style-name="T23">program-id. mt9x9.</text:span></text:p>
          <text:p text:style-name="P60"><text:span text:style-name="T23">data division.</text:span></text:p>
          <text:p text:style-name="P60"><text:span text:style-name="T23">working-storage section.</text:span></text:p>
          <text:p text:style-name="P60"><text:span text:style-name="T23">01 i pic 9.</text:span></text:p>
          <text:p text:style-name="P60"><text:span text:style-name="T23">01 j pic 9.</text:span></text:p>
          <text:p text:style-name="P60"><text:span text:style-name="T23">01 k pic 9.</text:span></text:p>
          <text:p text:style-name="P60"><text:span text:style-name="T23">01 l pic 9.</text:span></text:p>
          <text:p text:style-name="P60"><text:span text:style-name="T23">01 kj pic z9.</text:span></text:p>
          <text:p text:style-name="P60"><text:span text:style-name="T23">procedure division.</text:span></text:p>
          <text:p text:style-name="P60"><text:span text:style-name="T23">perform varying i from 0 by 3 until i greater than 8</text:span></text:p>
          <text:p text:style-name="P60"><text:span text:style-name="T23"><text:s text:c="4"/></text:span><text:span text:style-name="T23">perform with test after varying j from 1 by 1 until j equal 9</text:span></text:p>
          <text:p text:style-name="P60"><text:span text:style-name="T23"><text:s text:c="8"/></text:span><text:span text:style-name="T23">perform varying l from 1 by 1 until l greater than 3</text:span></text:p>
          <text:p text:style-name="P60"><text:span text:style-name="T23"><text:s text:c="12"/></text:span><text:span text:style-name="T23">add i l giving k</text:span></text:p>
          <text:p text:style-name="P60"><text:span text:style-name="T23"><text:s text:c="12"/></text:span><text:span text:style-name="T23">multiply k by j giving kj</text:span></text:p>
          <text:p text:style-name="P60"><text:span text:style-name="T23"><text:s text:c="12"/></text:span><text:span text:style-name="T23">display k "x" j "=" kj x"09" with no advancing</text:span></text:p>
          <text:p text:style-name="P60"><text:span text:style-name="T23"><text:s text:c="8"/></text:span><text:span text:style-name="T23">end-perform</text:span></text:p>
          <text:p text:style-name="P60"><text:span text:style-name="T23"><text:s text:c="8"/></text:span><text:span text:style-name="T23">display x"0a" with no advancing</text:span></text:p>
          <text:p text:style-name="P60"><text:span text:style-name="T23"><text:s text:c="4"/></text:span><text:span text:style-name="T23">end-perform</text:span></text:p>
          <text:p text:style-name="P60"><text:span text:style-name="T23"><text:s text:c="4"/></text:span><text:span text:style-name="T23">display x"00"</text:span></text:p>
          <text:p text:style-name="P60"><text:span text:style-name="T23">end-perform</text:span></text:p>
          <text:p text:style-name="P60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82" draw:layer="layout" svg:width="11.2cm" svg:height="11.4cm" svg:x="13.21cm" svg:y="6.8cm">
          <text:p text:style-name="P81"><text:span text:style-name="T21">% sisalc -fileio mt9x9.sis -o mt9x9 &amp;&amp; ./mt9x9</text:span></text:p>
          <text:p text:style-name="P81"><text:span text:style-name="T28"/></text:p>
          <text:p text:style-name="P81"><text:span text:style-name="T22">define main</text:span></text:p>
          <text:p text:style-name="P81"><text:span text:style-name="T22">type string = array[character];</text:span></text:p>
          <text:p text:style-name="P81"><text:span text:style-name="T22">function main(returns string)</text:span></text:p>
          <text:p text:style-name="P81"><text:span text:style-name="T22"><text:s text:c="4"/></text:span><text:span text:style-name="T22">for i in array[1: 1, 4, 7] cross j in 1, 9 cross k in i, i+2</text:span></text:p>
          <text:p text:style-name="P81"><text:span text:style-name="T22"><text:s text:c="8"/></text:span><text:span text:style-name="T22">s := array[1: character(48+k),'x',character(48+j),'='] ||</text:span></text:p>
          <text:p text:style-name="P81"><text:span text:style-name="T22"><text:s text:c="8"/></text:span><text:span text:style-name="T22">if k*j &lt; 10 then</text:span></text:p>
          <text:p text:style-name="P81"><text:span text:style-name="T22"><text:s text:c="12"/></text:span><text:span text:style-name="T22">array[1: ' ',character(48+k*j)]</text:span></text:p>
          <text:p text:style-name="P81"><text:span text:style-name="T22"><text:s text:c="8"/></text:span><text:span text:style-name="T22">else</text:span></text:p>
          <text:p text:style-name="P81"><text:span text:style-name="T22"><text:s text:c="12"/></text:span><text:span text:style-name="T22">array[1: character(48+k*j/10),character(48+mod(k*j,10))]</text:span></text:p>
          <text:p text:style-name="P81"><text:span text:style-name="T22"><text:s text:c="8"/></text:span><text:span text:style-name="T22">end if ||</text:span></text:p>
          <text:p text:style-name="P81"><text:span text:style-name="T22"><text:s text:c="8"/></text:span><text:span text:style-name="T22">if k ~= i+2 then</text:span></text:p>
          <text:p text:style-name="P81"><text:span text:style-name="T22"><text:s text:c="12"/></text:span><text:span text:style-name="T22">array[1: '\t']</text:span></text:p>
          <text:p text:style-name="P81"><text:span text:style-name="T22"><text:s text:c="8"/></text:span><text:span text:style-name="T22">elseif j = 9 then</text:span></text:p>
          <text:p text:style-name="P81"><text:span text:style-name="T22"><text:s text:c="12"/></text:span><text:span text:style-name="T22">array[1: '\n','\n']</text:span></text:p>
          <text:p text:style-name="P81"><text:span text:style-name="T22"><text:s text:c="8"/></text:span><text:span text:style-name="T22">else</text:span></text:p>
          <text:p text:style-name="P81"><text:span text:style-name="T22"><text:s text:c="12"/></text:span><text:span text:style-name="T22">array[1: '\n']</text:span></text:p>
          <text:p text:style-name="P81"><text:span text:style-name="T22"><text:s text:c="8"/></text:span><text:span text:style-name="T22">end if</text:span></text:p>
          <text:p text:style-name="P81"><text:span text:style-name="T22"><text:s text:c="8"/></text:span><text:span text:style-name="T22">returns</text:span></text:p>
          <text:p text:style-name="P81"><text:span text:style-name="T22"><text:s text:c="12"/></text:span><text:span text:style-name="T22">value of catenate s</text:span></text:p>
          <text:p text:style-name="P81"><text:span text:style-name="T22"><text:s text:c="4"/></text:span><text:span text:style-name="T22">end for </text:span></text:p>
          <text:p text:style-name="P81"><text:span text:style-name="T22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4" draw:layer="layout" svg:width="11.2cm" svg:height="11.4cm" svg:x="1.2cm" svg:y="6.8cm">
          <text:p text:style-name="P83"><text:span text:style-name="T35">/* cantonese mt9x9.cantonese */</text:span></text:p>
          <text:p text:style-name="P83"><text:span text:style-name="T36"/></text:p>
          <text:p text:style-name="P83"><text:span text:style-name="T37">|</text:span><text:span text:style-name="T37">甲</text:span><text:span text:style-name="T37">| </text:span><text:span text:style-name="T37">從 </text:span><text:span text:style-name="T37">0 </text:span><text:span text:style-name="T37">行到 </text:span><text:span text:style-name="T37">3</text:span></text:p>
          <text:p text:style-name="P83"><text:span text:style-name="T37"><text:s text:c="4"/></text:span><text:span text:style-name="T37">|</text:span><text:span text:style-name="T37">乙</text:span><text:span text:style-name="T37">| </text:span><text:span text:style-name="T37">從 </text:span><text:span text:style-name="T37">1 </text:span><text:span text:style-name="T37">行到 </text:span><text:span text:style-name="T37">10</text:span></text:p>
          <text:p text:style-name="P83"><text:span text:style-name="T37"><text:s text:c="8"/></text:span><text:span text:style-name="T37">講嘢</text:span><text:span text:style-name="T37">: |</text:span><text:span text:style-name="T37">列</text:span><text:span text:style-name="T37">| </text:span><text:span text:style-name="T37">係 </text:span><text:span text:style-name="T37">""</text:span></text:p>
          <text:p text:style-name="P83"><text:span text:style-name="T37"><text:s text:c="8"/></text:span><text:span text:style-name="T37">|</text:span><text:span text:style-name="T37">丙</text:span><text:span text:style-name="T37">| </text:span><text:span text:style-name="T37">從 </text:span><text:span text:style-name="T37">|</text:span><text:span text:style-name="T37">甲 乘 </text:span><text:span text:style-name="T37">3 </text:span><text:span text:style-name="T37">加 </text:span><text:span text:style-name="T37">1| </text:span><text:span text:style-name="T37">行到 </text:span><text:span text:style-name="T37">|</text:span><text:span text:style-name="T37">甲 乘 </text:span><text:span text:style-name="T37">3 </text:span><text:span text:style-name="T37">加 </text:span><text:span text:style-name="T37">4|</text:span></text:p>
          <text:p text:style-name="P83"><text:span text:style-name="T37"><text:s text:c="12"/></text:span><text:span text:style-name="T37">講嘢</text:span><text:span text:style-name="T37">: |</text:span><text:span text:style-name="T37">列</text:span><text:span text:style-name="T37">| </text:span><text:span text:style-name="T37">係 </text:span><text:span text:style-name="T37">|</text:span><text:span text:style-name="T37">列 加 </text:span><text:span text:style-name="T37">str(</text:span><text:span text:style-name="T37">丙</text:span><text:span text:style-name="T37">) </text:span><text:span text:style-name="T37">加 </text:span><text:span text:style-name="T37">"x" </text:span><text:span text:style-name="T37">加 </text:span><text:span text:style-name="T37">str(</text:span><text:span text:style-name="T37">乙</text:span><text:span text:style-name="T37">) </text:span><text:span text:style-name="T37">加 </text:span><text:span text:style-name="T37">"="|</text:span></text:p>
          <text:p text:style-name="P83"><text:span text:style-name="T37"><text:s text:c="12"/></text:span><text:span text:style-name="T37">如果 </text:span><text:span text:style-name="T37">|</text:span><text:span text:style-name="T37">丙 乘 乙 比唔上 </text:span><text:span text:style-name="T37">10| </text:span><text:span text:style-name="T37">嘅話 </text:span><text:span text:style-name="T37">-&gt; {</text:span></text:p>
          <text:p text:style-name="P83"><text:span text:style-name="T37"><text:s text:c="16"/></text:span><text:span text:style-name="T37">講嘢</text:span><text:span text:style-name="T37">: |</text:span><text:span text:style-name="T37">列</text:span><text:span text:style-name="T37">| </text:span><text:span text:style-name="T37">係 </text:span><text:span text:style-name="T37">|</text:span><text:span text:style-name="T37">列 加 </text:span><text:span text:style-name="T37">" "|</text:span></text:p>
          <text:p text:style-name="P83"><text:span text:style-name="T37"><text:s text:c="12"/></text:span><text:span text:style-name="T37">}</text:span></text:p>
          <text:p text:style-name="P83"><text:span text:style-name="T37"><text:s text:c="12"/></text:span><text:span text:style-name="T37">講嘢</text:span><text:span text:style-name="T37">: |</text:span><text:span text:style-name="T37">列</text:span><text:span text:style-name="T37">| </text:span><text:span text:style-name="T37">係 </text:span><text:span text:style-name="T37">|</text:span><text:span text:style-name="T37">列 加 </text:span><text:span text:style-name="T37">str(</text:span><text:span text:style-name="T37">丙 乘 乙</text:span><text:span text:style-name="T37">) </text:span><text:span text:style-name="T37">加 </text:span><text:span text:style-name="T37">"\t"|</text:span></text:p>
          <text:p text:style-name="P83"><text:span text:style-name="T37"><text:s text:c="8"/></text:span><text:span text:style-name="T37">行晒</text:span></text:p>
          <text:p text:style-name="P83"><text:span text:style-name="T37"><text:s text:c="8"/></text:span><text:span text:style-name="T37">畀我睇下 </text:span><text:span text:style-name="T37">|</text:span><text:span text:style-name="T37">列</text:span><text:span text:style-name="T37">| </text:span><text:span text:style-name="T37">點樣先？</text:span></text:p>
          <text:p text:style-name="P83"><text:span text:style-name="T37"><text:s text:c="4"/></text:span><text:span text:style-name="T37">行晒</text:span></text:p>
          <text:p text:style-name="P83"><text:span text:style-name="T37"><text:s text:c="4"/></text:span><text:span text:style-name="T37">畀我睇下 </text:span><text:span text:style-name="T37">"" </text:span><text:span text:style-name="T37">點樣先？</text:span></text:p>
          <text:p text:style-name="P83"><text:span text:style-name="T37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86" draw:layer="layout" svg:width="11.2cm" svg:height="11.4cm" svg:x="13.21cm" svg:y="6.8cm">
          <text:p text:style-name="P85"><text:span text:style-name="T45">批曰。『</text:span><text:span text:style-name="T45">wenyan mt9x9.wy</text:span><text:span text:style-name="T45">』。</text:span></text:p>
          <text:p text:style-name="P85"><text:span text:style-name="T33"/></text:p>
          <text:p text:style-name="P85"><text:span text:style-name="T46">有數一名之曰「甲」。</text:span></text:p>
          <text:p text:style-name="P85"><text:span text:style-name="T46">恆為是。若「甲」不小於十者乃止也。</text:span></text:p>
          <text:p text:style-name="P85"><text:span text:style-name="T46"><text:s text:c="4"/></text:span><text:span text:style-name="T46">有數一名之曰「乙」。</text:span></text:p>
          <text:p text:style-name="P85"><text:span text:style-name="T46"><text:s text:c="4"/></text:span><text:span text:style-name="T46">恆為是。若「乙」不小於十者乃止也。</text:span></text:p>
          <text:p text:style-name="P85"><text:span text:style-name="T46"><text:s text:c="8"/></text:span><text:span text:style-name="T46">有數「甲」名之曰「丙」。</text:span></text:p>
          <text:p text:style-name="P85"><text:span text:style-name="T46"><text:s text:c="8"/></text:span><text:span text:style-name="T46">吾有一言。名之曰「列」。</text:span></text:p>
          <text:p text:style-name="P85"><text:span text:style-name="T46"><text:s text:c="8"/></text:span><text:span text:style-name="T46">恆為是。若「丙」不小於「甲」加三者乃止也。</text:span></text:p>
          <text:p text:style-name="P85"><text:span text:style-name="T46"><text:s text:c="12"/></text:span><text:span text:style-name="T46">乘「丙」以「乙」名之曰「果」。</text:span></text:p>
          <text:p text:style-name="P85"><text:span text:style-name="T46"><text:s text:c="12"/></text:span><text:span text:style-name="T46">加「列」以「丙」。昔之「列」者今其是矣。</text:span></text:p>
          <text:p text:style-name="P85"><text:span text:style-name="T46"><text:s text:c="12"/></text:span><text:span text:style-name="T46">加「列」以『</text:span><text:span text:style-name="T46">x</text:span><text:span text:style-name="T46">』。昔之「列」者今其是矣。</text:span></text:p>
          <text:p text:style-name="P85"><text:span text:style-name="T46"><text:s text:c="12"/></text:span><text:span text:style-name="T46">加「列」以「乙」。昔之「列」者今其是矣。</text:span></text:p>
          <text:p text:style-name="P85"><text:span text:style-name="T46"><text:s text:c="12"/></text:span><text:span text:style-name="T46">加「列」以『</text:span><text:span text:style-name="T46">=</text:span><text:span text:style-name="T46">』。昔之「列」者今其是矣。</text:span></text:p>
          <text:p text:style-name="P85"><text:span text:style-name="T46"><text:s text:c="12"/></text:span><text:span text:style-name="T46">若「果」小於十者</text:span></text:p>
          <text:p text:style-name="P85"><text:span text:style-name="T46"><text:s text:c="16"/></text:span><text:span text:style-name="T46">加「列」以『 』。昔之「列」者今其是矣也。</text:span></text:p>
          <text:p text:style-name="P85"><text:span text:style-name="T46"><text:s text:c="12"/></text:span><text:span text:style-name="T46">加「列」以「果」。昔之「列」者今其是矣。</text:span></text:p>
          <text:p text:style-name="P85"><text:span text:style-name="T46"><text:s text:c="12"/></text:span><text:span text:style-name="T46">加「列」以『</text:span><text:span text:style-name="T46">\t</text:span><text:span text:style-name="T46">』。昔之「列」者今其是矣。</text:span></text:p>
          <text:p text:style-name="P85"><text:span text:style-name="T46"><text:s text:c="12"/></text:span><text:span text:style-name="T46">加「丙」以一。昔之「丙」者今其是矣。</text:span></text:p>
          <text:p text:style-name="P85"><text:span text:style-name="T46"><text:s text:c="8"/></text:span><text:span text:style-name="T46">云云。</text:span></text:p>
          <text:p text:style-name="P85"><text:span text:style-name="T46"><text:s text:c="8"/></text:span><text:span text:style-name="T46">吾有一言。曰「列」。書之。</text:span></text:p>
          <text:p text:style-name="P85"><text:span text:style-name="T46"><text:s text:c="8"/></text:span><text:span text:style-name="T46">加「乙」以一。昔之「乙」者今其是矣。</text:span></text:p>
          <text:p text:style-name="P85"><text:span text:style-name="T46"><text:s text:c="4"/></text:span><text:span text:style-name="T46">云云。</text:span></text:p>
          <text:p text:style-name="P85"><text:span text:style-name="T46"><text:s text:c="4"/></text:span><text:span text:style-name="T46">書之。</text:span></text:p>
          <text:p text:style-name="P85"><text:span text:style-name="T46"><text:s text:c="4"/></text:span><text:span text:style-name="T46">加「甲」以三。昔之「甲」者今其是矣。</text:span></text:p>
          <text:p text:style-name="P85"><text:span text:style-name="T46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</text:span><text:span text:style-name="T5">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87"><text:span text:style-name="T47">Rosetta Code</text:span></text:p>
                <text:p text:style-name="P88"><text:span text:style-name="T48">&lt;https://www.rosettacode.org/wiki/Multiplication_tables&gt;</text:span></text:p>
              </text:list-item>
              <text:list-item>
                <text:p text:style-name="P87"><text:span text:style-name="T47">Learn X in Y minutes</text:span></text:p>
              </text:list-item>
            </text:list>
            <text:list text:style-name="L5">
              <text:list-header>
                <text:p text:style-name="P88"><text:span text:style-name="T48">&lt;https://learnxinyminutes.com/&gt;</text:span></text:p>
              </text:list-header>
            </text:list>
            <text:list text:style-name="L3">
              <text:list-item>
                <text:p text:style-name="P87"><text:span text:style-name="T47">Fibonacci Benchmark</text:span></text:p>
              </text:list-item>
            </text:list>
            <text:list text:style-name="L5">
              <text:list-header>
                <text:p text:style-name="P88"><text:span text:style-name="T48">&lt;https://github.com/drujensen/fib&gt;</text:span></text:p>
              </text:list-header>
            </text:list>
            <text:list text:style-name="L3">
              <text:list-item>
                <text:p text:style-name="P87"><text:span text:style-name="T47">99 Bottles of Beer</text:span></text:p>
              </text:list-item>
            </text:list>
            <text:list text:style-name="L5">
              <text:list-header>
                <text:p text:style-name="P88"><text:span text:style-name="T48">&lt;https://www.99-bottles-of-beer.net/&gt;</text:span></text:p>
              </text:list-header>
            </text:list>
            <text:list text:style-name="L3">
              <text:list-header>
                <text:p text:style-name="P87"><text:span text:style-name="T49"/></text:p>
              </text:list-header>
              <text:list-item>
                <text:p text:style-name="P87"><text:span text:style-name="T47">Excluded target languages</text:span></text:p>
                <text:p text:style-name="P88"><text:span text:style-name="T48">11l, A+, APL, Assembly, Brainfuck, Crack, Elena, Eliza, K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90" draw:layer="layout" svg:width="10.508cm" svg:height="3.176cm" svg:x="4.913cm" svg:y="4.525cm" presentation:class="title" presentation:user-transformed="true">
          <draw:text-box>
            <text:p text:style-name="P89"><text:span text:style-name="T50">Thank you!</text:span></text:p>
          </draw:text-box>
        </draw:frame>
        <draw:custom-shape draw:style-name="gr2" draw:text-style-name="P92" draw:layer="layout" svg:width="14.9cm" svg:height="0.896cm" svg:x="10.221cm" svg:y="17.936cm">
          <text:p text:style-name="P9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90" presentation:class="page"/>
          <draw:frame presentation:style-name="pr8" draw:text-style-name="P93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3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3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creation-date>2014-02-17T14:06:43.699510764</meta:creation-date>
    <dc:language>en-US</dc:language>
    <meta:editing-cycles>480</meta:editing-cycles>
    <meta:editing-duration>P5DT23H30S</meta:editing-duration>
    <meta:initial-creator>root </meta:initial-creator>
    <dc:date>2023-08-10T15:34:28.494579490</dc:date>
    <meta:document-statistic meta:object-count="680"/>
    <meta:user-defined meta:name="Info 1"/>
    <meta:user-defined meta:name="Info 2"/>
    <meta:user-defined meta:name="Info 3"/>
    <meta:user-defined meta:name="Info 4"/>
  </office:meta>
</office:document-meta>
</file>